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8mm"/>
    </style:style>
    <style:style style:name="co3" style:family="table-column">
      <style:table-column-properties fo:break-before="auto" style:column-width="70.68mm"/>
    </style:style>
    <style:style style:name="co4" style:family="table-column">
      <style:table-column-properties fo:break-before="auto" style:column-width="51.58mm"/>
    </style:style>
    <style:style style:name="co5" style:family="table-column">
      <style:table-column-properties fo:break-before="auto" style:column-width="64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3" office:value-type="float" office:value="100201" calcext:value-type="float">
            <text:p>100201</text:p>
          </table:table-cell>
          <table:table-cell table:style-name="ce3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ountry= GERMANY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Lat= <text:s text:c="2"/>54.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Long= <text:s text:c="2"/>-8.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Height= 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Height= 10</text:p>
          </table:table-cell>
          <table:table-cell table:number-columns-repeated="26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5 year rolling Average</text:p>
          </table:table-cell>
          <table:table-cell office:value-type="string" calcext:value-type="string">
            <text:p>Average Monthly Temperature (Yr)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<text:s/>StdDev <text:s/>Monthly Temperature (Yr)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/>
          <table:table-cell table:formula="of:=AVERAGE([.F11:.Q11])" office:value-type="float" office:value="6.89166666666667" calcext:value-type="float">
            <text:p>6.892</text:p>
          </table:table-cell>
          <table:table-cell/>
          <table:table-cell table:formula="of:=STDEV([.F11:.Q11])" office:value-type="float" office:value="6.21310321137123" calcext:value-type="float">
            <text:p>6.213</text:p>
          </table:table-cell>
          <table:table-cell office:value-type="float" office:value="-0.1" calcext:value-type="float">
            <text:p>-0.1</text:p>
          </table:table-cell>
          <table:table-cell office:value-type="float" office:value="-1.2" calcext:value-type="float">
            <text:p>-1.2</text:p>
          </table:table-cell>
          <table:table-cell office:value-type="float" office:value="-1.4" calcext:value-type="float">
            <text:p>-1.4</text:p>
          </table:table-cell>
          <table:table-cell office:value-type="float" office:value="3.9" calcext:value-type="float">
            <text:p>3.9</text:p>
          </table:table-cell>
          <table:table-cell office:value-type="float" office:value="9.6" calcext:value-type="float">
            <text:p>9.6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13.3" calcext:value-type="float">
            <text:p>13.3</text:p>
          </table:table-cell>
          <table:table-cell office:value-type="float" office:value="8.1" calcext:value-type="float">
            <text:p>8.1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/>
          <table:table-cell table:formula="of:=AVERAGE([.F12:.Q12])" office:value-type="float" office:value="8.2" calcext:value-type="float">
            <text:p>8.200</text:p>
          </table:table-cell>
          <table:table-cell/>
          <table:table-cell table:formula="of:=STDEV([.F12:.Q12])" office:value-type="float" office:value="7.19242025266246" calcext:value-type="float">
            <text:p>7.192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0.7" calcext:value-type="float">
            <text:p>0.7</text:p>
          </table:table-cell>
          <table:table-cell office:value-type="float" office:value="5.5" calcext:value-type="float">
            <text:p>5.5</text:p>
          </table:table-cell>
          <table:table-cell office:value-type="float" office:value="14.4" calcext:value-type="float">
            <text:p>14.4</text:p>
          </table:table-cell>
          <table:table-cell office:value-type="float" office:value="18.9" calcext:value-type="float">
            <text:p>18.9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/>
          <table:table-cell table:formula="of:=AVERAGE([.F13:.Q13])" office:value-type="float" office:value="7.88333333333333" calcext:value-type="float">
            <text:p>7.883</text:p>
          </table:table-cell>
          <table:table-cell/>
          <table:table-cell table:formula="of:=STDEV([.F13:.Q13])" office:value-type="float" office:value="6.31402959265869" calcext:value-type="float">
            <text:p>6.314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6.3" calcext:value-type="float">
            <text:p>6.3</text:p>
          </table:table-cell>
          <table:table-cell office:value-type="float" office:value="12.4" calcext:value-type="float">
            <text:p>12.4</text:p>
          </table:table-cell>
          <table:table-cell office:value-type="float" office:value="13.2" calcext:value-type="float">
            <text:p>13.2</text:p>
          </table:table-cell>
          <table:table-cell office:value-type="float" office:value="15" calcext:value-type="float">
            <text:p>15</text:p>
          </table:table-cell>
          <table:table-cell office:value-type="float" office:value="15.7" calcext:value-type="float">
            <text:p>15.7</text:p>
          </table:table-cell>
          <table:table-cell office:value-type="float" office:value="14.5" calcext:value-type="float">
            <text:p>14.5</text:p>
          </table:table-cell>
          <table:table-cell office:value-type="float" office:value="9.5" calcext:value-type="float">
            <text:p>9.5</text:p>
          </table:table-cell>
          <table:table-cell office:value-type="float" office:value="4.4" calcext:value-type="float">
            <text:p>4.4</text:p>
          </table:table-cell>
          <table:table-cell office:value-type="float" office:value="-2.5" calcext:value-type="float">
            <text:p>-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/>
          <table:table-cell table:formula="of:=AVERAGE([.F14:.Q14])" office:value-type="float" office:value="7.89166666666667" calcext:value-type="float">
            <text:p>7.892</text:p>
          </table:table-cell>
          <table:table-cell/>
          <table:table-cell table:formula="of:=STDEV([.F14:.Q14])" office:value-type="float" office:value="6.69714434846991" calcext:value-type="float">
            <text:p>6.697</text:p>
          </table:table-cell>
          <table:table-cell office:value-type="float" office:value="-2.8" calcext:value-type="float">
            <text:p>-2.8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10.5" calcext:value-type="float">
            <text:p>10.5</text:p>
          </table:table-cell>
          <table:table-cell office:value-type="float" office:value="14.4" calcext:value-type="float">
            <text:p>14.4</text:p>
          </table:table-cell>
          <table:table-cell office:value-type="float" office:value="16.7" calcext:value-type="float">
            <text:p>16.7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table:formula="of:=AVERAGE([.C11:.C15])" office:value-type="float" office:value="7.59166666666667" calcext:value-type="float">
            <text:p>7.592</text:p>
          </table:table-cell>
          <table:table-cell table:formula="of:=AVERAGE([.F15:.Q15])" office:value-type="float" office:value="7.09166666666667" calcext:value-type="float">
            <text:p>7.092</text:p>
          </table:table-cell>
          <table:table-cell table:formula="of:=STDEV([.C11:.C15])" office:value-type="float" office:value="0.566819832241445" calcext:value-type="float">
            <text:p>0.567</text:p>
          </table:table-cell>
          <table:table-cell table:formula="of:=STDEV([.F15:.Q15])" office:value-type="float" office:value="6.20680833415772" calcext:value-type="float">
            <text:p>6.207</text:p>
          </table:table-cell>
          <table:table-cell office:value-type="float" office:value="-0.6" calcext:value-type="float">
            <text:p>-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10.4" calcext:value-type="float">
            <text:p>10.4</text:p>
          </table:table-cell>
          <table:table-cell office:value-type="float" office:value="12.3" calcext:value-type="float">
            <text:p>12.3</text:p>
          </table:table-cell>
          <table:table-cell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8.3" calcext:value-type="float">
            <text:p>8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formula="of:=AVERAGE([.C12:.C16])" office:value-type="float" office:value="7.78" calcext:value-type="float">
            <text:p>7.780</text:p>
          </table:table-cell>
          <table:table-cell table:formula="of:=AVERAGE([.F16:.Q16])" office:value-type="float" office:value="7.83333333333333" calcext:value-type="float">
            <text:p>7.833</text:p>
          </table:table-cell>
          <table:table-cell table:formula="of:=STDEV([.C12:.C16])" office:value-type="float" office:value="0.411155215351952" calcext:value-type="float">
            <text:p>0.411</text:p>
          </table:table-cell>
          <table:table-cell table:formula="of:=STDEV([.F16:.Q16])" office:value-type="float" office:value="6.80979686432226" calcext:value-type="float">
            <text:p>6.810</text:p>
          </table:table-cell>
          <table:table-cell office:value-type="float" office:value="-4.2" calcext:value-type="float">
            <text:p>-4.2</text:p>
          </table:table-cell>
          <table:table-cell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formula="of:=AVERAGE([.C13:.C17])" office:value-type="float" office:value="7.84166666666667" calcext:value-type="float">
            <text:p>7.842</text:p>
          </table:table-cell>
          <table:table-cell table:formula="of:=AVERAGE([.F17:.Q17])" office:value-type="float" office:value="8.50833333333333" calcext:value-type="float">
            <text:p>8.508</text:p>
          </table:table-cell>
          <table:table-cell table:formula="of:=STDEV([.C13:.C17])" office:value-type="float" office:value="0.502804634027967" calcext:value-type="float">
            <text:p>0.503</text:p>
          </table:table-cell>
          <table:table-cell table:formula="of:=STDEV([.F17:.Q17])" office:value-type="float" office:value="5.27230471138543" calcext:value-type="float">
            <text:p>5.272</text:p>
          </table:table-cell>
          <table:table-cell office:value-type="float" office:value="-0.3" calcext:value-type="float">
            <text:p>-0.3</text:p>
          </table:table-cell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8.9" calcext:value-type="float">
            <text:p>8.9</text:p>
          </table:table-cell>
          <table:table-cell office:value-type="float" office:value="10.8" calcext:value-type="float">
            <text:p>10.8</text:p>
          </table:table-cell>
          <table:table-cell office:value-type="float" office:value="13.4" calcext:value-type="float">
            <text:p>13.4</text:p>
          </table:table-cell>
          <table:table-cell office:value-type="float" office:value="17" calcext:value-type="float">
            <text:p>17</text:p>
          </table:table-cell>
          <table:table-cell office:value-type="float" office:value="14.8" calcext:value-type="float">
            <text:p>14.8</text:p>
          </table:table-cell>
          <table:table-cell office:value-type="float" office:value="11.7" calcext:value-type="float">
            <text:p>11.7</text:p>
          </table:table-cell>
          <table:table-cell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office:value-type="float" office:value="3.6" calcext:value-type="float">
            <text:p>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table:formula="of:=AVERAGE([.C14:.C18])" office:value-type="float" office:value="7.745" calcext:value-type="float">
            <text:p>7.745</text:p>
          </table:table-cell>
          <table:table-cell table:formula="of:=AVERAGE([.F18:.Q18])" office:value-type="float" office:value="7.4" calcext:value-type="float">
            <text:p>7.400</text:p>
          </table:table-cell>
          <table:table-cell table:formula="of:=STDEV([.C14:.C18])" office:value-type="float" office:value="0.538019774522996" calcext:value-type="float">
            <text:p>0.538</text:p>
          </table:table-cell>
          <table:table-cell table:formula="of:=STDEV([.F18:.Q18])" office:value-type="float" office:value="7.31262917523824" calcext:value-type="float">
            <text:p>7.313</text:p>
          </table:table-cell>
          <table:table-cell office:value-type="float" office:value="-1.9" calcext:value-type="float">
            <text:p>-1.9</text:p>
          </table:table-cell>
          <table:table-cell office:value-type="float" office:value="-4.9" calcext:value-type="float">
            <text:p>-4.9</text:p>
          </table:table-cell>
          <table:table-cell office:value-type="float" office:value="1.2" calcext:value-type="float">
            <text:p>1.2</text:p>
          </table:table-cell>
          <table:table-cell office:value-type="float" office:value="7.1" calcext:value-type="float">
            <text:p>7.1</text:p>
          </table:table-cell>
          <table:table-cell office:value-type="float" office:value="11.7" calcext:value-type="float">
            <text:p>11.7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.3" calcext:value-type="float">
            <text:p>16.3</text:p>
          </table:table-cell>
          <table:table-cell office:value-type="float" office:value="14.8" calcext:value-type="float">
            <text:p>14.8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formula="of:=AVERAGE([.C15:.C19])" office:value-type="float" office:value="7.81666666666667" calcext:value-type="float">
            <text:p>7.817</text:p>
          </table:table-cell>
          <table:table-cell table:formula="of:=AVERAGE([.F19:.Q19])" office:value-type="float" office:value="8.25" calcext:value-type="float">
            <text:p>8.250</text:p>
          </table:table-cell>
          <table:table-cell table:formula="of:=STDEV([.C15:.C19])" office:value-type="float" office:value="0.584314650775683" calcext:value-type="float">
            <text:p>0.584</text:p>
          </table:table-cell>
          <table:table-cell table:formula="of:=STDEV([.F19:.Q19])" office:value-type="float" office:value="6.18392343831237" calcext:value-type="float">
            <text:p>6.18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10.7" calcext:value-type="float">
            <text:p>10.7</text:p>
          </table:table-cell>
          <table:table-cell office:value-type="float" office:value="16.4" calcext:value-type="float">
            <text:p>16.4</text:p>
          </table:table-cell>
          <table:table-cell office:value-type="float" office:value="16.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3.6" calcext:value-type="float">
            <text:p>13.6</text:p>
          </table:table-cell>
          <table:table-cell office:value-type="float" office:value="9.6" calcext:value-type="float">
            <text:p>9.6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formula="of:=AVERAGE([.C16:.C20])" office:value-type="float" office:value="8" calcext:value-type="float">
            <text:p>8.000</text:p>
          </table:table-cell>
          <table:table-cell table:formula="of:=AVERAGE([.F20:.Q20])" office:value-type="float" office:value="8.00833333333333" calcext:value-type="float">
            <text:p>8.008</text:p>
          </table:table-cell>
          <table:table-cell table:formula="of:=STDEV([.C16:.C20])" office:value-type="float" office:value="0.420936456012067" calcext:value-type="float">
            <text:p>0.421</text:p>
          </table:table-cell>
          <table:table-cell table:formula="of:=STDEV([.F20:.Q20])" office:value-type="float" office:value="6.65493095836509" calcext:value-type="float">
            <text:p>6.655</text:p>
          </table:table-cell>
          <table:table-cell office:value-type="float" office:value="-2.5" calcext:value-type="float">
            <text:p>-2.5</text:p>
          </table:table-cell>
          <table:table-cell office:value-type="float" office:value="-0.3" calcext:value-type="float">
            <text:p>-0.3</text:p>
          </table:table-cell>
          <table:table-cell office:value-type="float" office:value="3.5" calcext:value-type="float">
            <text:p>3.5</text:p>
          </table:table-cell>
          <table:table-cell office:value-type="float" office:value="5.9" calcext:value-type="float">
            <text:p>5.9</text:p>
          </table:table-cell>
          <table:table-cell office:value-type="float" office:value="11.2" calcext:value-type="float">
            <text:p>11.2</text:p>
          </table:table-cell>
          <table:table-cell office:value-type="float" office:value="16.1" calcext:value-type="float">
            <text:p>16.1</text:p>
          </table:table-cell>
          <table:table-cell office:value-type="float" office:value="15.8" calcext:value-type="float">
            <text:p>15.8</text:p>
          </table:table-cell>
          <table:table-cell office:value-type="float" office:value="17.5" calcext:value-type="float">
            <text:p>17.5</text:p>
          </table:table-cell>
          <table:table-cell office:value-type="float" office:value="12.7" calcext:value-type="float">
            <text:p>12.7</text:p>
          </table:table-cell>
          <table:table-cell office:value-type="float" office:value="8.3" calcext:value-type="float">
            <text:p>8.3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formula="of:=AVERAGE([.C17:.C21])" office:value-type="float" office:value="8.15" calcext:value-type="float">
            <text:p>8.150</text:p>
          </table:table-cell>
          <table:table-cell table:formula="of:=AVERAGE([.F21:.Q21])" office:value-type="float" office:value="8.58333333333333" calcext:value-type="float">
            <text:p>8.583</text:p>
          </table:table-cell>
          <table:table-cell table:formula="of:=STDEV([.C17:.C21])" office:value-type="float" office:value="0.476641899123439" calcext:value-type="float">
            <text:p>0.477</text:p>
          </table:table-cell>
          <table:table-cell table:formula="of:=STDEV([.F21:.Q21])" office:value-type="float" office:value="4.95925825343291" calcext:value-type="float">
            <text:p>4.959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6.7" calcext:value-type="float">
            <text:p>16.7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.9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formula="of:=AVERAGE([.C18:.C22])" office:value-type="float" office:value="8.13666666666667" calcext:value-type="float">
            <text:p>8.137</text:p>
          </table:table-cell>
          <table:table-cell table:formula="of:=AVERAGE([.F22:.Q22])" office:value-type="float" office:value="8.44166666666667" calcext:value-type="float">
            <text:p>8.442</text:p>
          </table:table-cell>
          <table:table-cell table:formula="of:=STDEV([.C18:.C22])" office:value-type="float" office:value="0.464899929494988" calcext:value-type="float">
            <text:p>0.465</text:p>
          </table:table-cell>
          <table:table-cell table:formula="of:=STDEV([.F22:.Q22])" office:value-type="float" office:value="5.98732879175731" calcext:value-type="float">
            <text:p>5.987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10.5" calcext:value-type="float">
            <text:p>10.5</text:p>
          </table:table-cell>
          <table:table-cell office:value-type="float" office:value="14.5" calcext:value-type="float">
            <text:p>14.5</text:p>
          </table:table-cell>
          <table:table-cell office:value-type="float" office:value="17.4" calcext:value-type="float">
            <text:p>17.4</text:p>
          </table:table-cell>
          <table:table-cell office:value-type="float" office:value="15.8" calcext:value-type="float">
            <text:p>15.8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office:value-type="float" office:value="-0.9" calcext:value-type="float">
            <text:p>-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formula="of:=AVERAGE([.C19:.C23])" office:value-type="float" office:value="8.325" calcext:value-type="float">
            <text:p>8.325</text:p>
          </table:table-cell>
          <table:table-cell table:formula="of:=AVERAGE([.F23:.Q23])" office:value-type="float" office:value="8.34166666666667" calcext:value-type="float">
            <text:p>8.342</text:p>
          </table:table-cell>
          <table:table-cell table:formula="of:=STDEV([.C19:.C23])" office:value-type="float" office:value="0.215944308664167" calcext:value-type="float">
            <text:p>0.216</text:p>
          </table:table-cell>
          <table:table-cell table:formula="of:=STDEV([.F23:.Q23])" office:value-type="float" office:value="6.41708774690787" calcext:value-type="float">
            <text:p>6.41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.1</text:p>
          </table:table-cell>
          <table:table-cell office:value-type="float" office:value="15.2" calcext:value-type="float">
            <text:p>15.2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4.2" calcext:value-type="float">
            <text:p>14.2</text:p>
          </table:table-cell>
          <table:table-cell office:value-type="float" office:value="9.8" calcext:value-type="float">
            <text:p>9.8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formula="of:=AVERAGE([.C20:.C24])" office:value-type="float" office:value="8.32" calcext:value-type="float">
            <text:p>8.320</text:p>
          </table:table-cell>
          <table:table-cell table:formula="of:=AVERAGE([.F24:.Q24])" office:value-type="float" office:value="8.225" calcext:value-type="float">
            <text:p>8.225</text:p>
          </table:table-cell>
          <table:table-cell table:formula="of:=STDEV([.C20:.C24])" office:value-type="float" office:value="0.21839057773733" calcext:value-type="float">
            <text:p>0.218</text:p>
          </table:table-cell>
          <table:table-cell table:formula="of:=STDEV([.F24:.Q24])" office:value-type="float" office:value="7.08123320025288" calcext:value-type="float">
            <text:p>7.081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11.6" calcext:value-type="float">
            <text:p>11.6</text:p>
          </table:table-cell>
          <table:table-cell office:value-type="float" office:value="13.9" calcext:value-type="float">
            <text:p>13.9</text:p>
          </table:table-cell>
          <table:table-cell office:value-type="float" office:value="18.5" calcext:value-type="float">
            <text:p>18.5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0.8" calcext:value-type="float">
            <text:p>10.8</text:p>
          </table:table-cell>
          <table:table-cell office:value-type="float" office:value="5.8" calcext:value-type="float">
            <text:p>5.8</text:p>
          </table:table-cell>
          <table:table-cell office:value-type="float" office:value="1.9" calcext:value-type="float">
            <text:p>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formula="of:=AVERAGE([.C21:.C25])" office:value-type="float" office:value="8.14833333333333" calcext:value-type="float">
            <text:p>8.148</text:p>
          </table:table-cell>
          <table:table-cell table:formula="of:=AVERAGE([.F25:.Q25])" office:value-type="float" office:value="7.15" calcext:value-type="float">
            <text:p>7.150</text:p>
          </table:table-cell>
          <table:table-cell table:formula="of:=STDEV([.C21:.C25])" office:value-type="float" office:value="0.573409636395406" calcext:value-type="float">
            <text:p>0.573</text:p>
          </table:table-cell>
          <table:table-cell table:formula="of:=STDEV([.F25:.Q25])" office:value-type="float" office:value="5.44601605846796" calcext:value-type="float">
            <text:p>5.446</text:p>
          </table:table-cell>
          <table:table-cell office:value-type="float" office:value="3.6" calcext:value-type="float">
            <text:p>3.6</text:p>
          </table:table-cell>
          <table:table-cell office:value-type="float" office:value="-1.1" calcext:value-type="float">
            <text:p>-1.1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8.4" calcext:value-type="float">
            <text:p>8.4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8.3" calcext:value-type="float">
            <text:p>8.3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formula="of:=AVERAGE([.C22:.C26])" office:value-type="float" office:value="8.10333333333334" calcext:value-type="float">
            <text:p>8.103</text:p>
          </table:table-cell>
          <table:table-cell table:formula="of:=AVERAGE([.F26:.Q26])" office:value-type="float" office:value="8.35833333333333" calcext:value-type="float">
            <text:p>8.358</text:p>
          </table:table-cell>
          <table:table-cell table:formula="of:=STDEV([.C22:.C26])" office:value-type="float" office:value="0.538503585049451" calcext:value-type="float">
            <text:p>0.539</text:p>
          </table:table-cell>
          <table:table-cell table:formula="of:=STDEV([.F26:.Q26])" office:value-type="float" office:value="5.53262363101126" calcext:value-type="float">
            <text:p>5.533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11.7" calcext:value-type="float">
            <text:p>11.7</text:p>
          </table:table-cell>
          <table:table-cell office:value-type="float" office:value="14.4" calcext:value-type="float">
            <text:p>14.4</text:p>
          </table:table-cell>
          <table:table-cell office:value-type="float" office:value="15.5" calcext:value-type="float">
            <text:p>15.5</text:p>
          </table:table-cell>
          <table:table-cell office:value-type="float" office:value="14.6" calcext:value-type="float">
            <text:p>14.6</text:p>
          </table:table-cell>
          <table:table-cell office:value-type="float" office:value="13.4" calcext:value-type="float">
            <text:p>13.4</text:p>
          </table:table-cell>
          <table:table-cell office:value-type="float" office:value="9.9" calcext:value-type="float">
            <text:p>9.9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formula="of:=AVERAGE([.C23:.C27])" office:value-type="float" office:value="8.07166666666667" calcext:value-type="float">
            <text:p>8.072</text:p>
          </table:table-cell>
          <table:table-cell table:formula="of:=AVERAGE([.F27:.Q27])" office:value-type="float" office:value="8.28333333333333" calcext:value-type="float">
            <text:p>8.283</text:p>
          </table:table-cell>
          <table:table-cell table:formula="of:=STDEV([.C23:.C27])" office:value-type="float" office:value="0.517895045137311" calcext:value-type="float">
            <text:p>0.518</text:p>
          </table:table-cell>
          <table:table-cell table:formula="of:=STDEV([.F27:.Q27])" office:value-type="float" office:value="5.68312227458453" calcext:value-type="float">
            <text:p>5.683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7.3" calcext:value-type="float">
            <text:p>7.3</text:p>
          </table:table-cell>
          <table:table-cell office:value-type="float" office:value="10.2" calcext:value-type="float">
            <text:p>10.2</text:p>
          </table:table-cell>
          <table:table-cell office:value-type="float" office:value="13.8" calcext:value-type="float">
            <text:p>13.8</text:p>
          </table:table-cell>
          <table:table-cell office:value-type="float" office:value="16.3" calcext:value-type="float">
            <text:p>16.3</text:p>
          </table:table-cell>
          <table:table-cell office:value-type="float" office:value="15.9" calcext:value-type="float">
            <text:p>15.9</text:p>
          </table:table-cell>
          <table:table-cell office:value-type="float" office:value="13.1" calcext:value-type="float">
            <text:p>13.1</text:p>
          </table:table-cell>
          <table:table-cell office:value-type="float" office:value="9.2" calcext:value-type="float">
            <text:p>9.2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formula="of:=AVERAGE([.C24:.C28])" office:value-type="float" office:value="8.055" calcext:value-type="float">
            <text:p>8.055</text:p>
          </table:table-cell>
          <table:table-cell table:formula="of:=AVERAGE([.F28:.Q28])" office:value-type="float" office:value="8.25833333333333" calcext:value-type="float">
            <text:p>8.258</text:p>
          </table:table-cell>
          <table:table-cell table:formula="of:=STDEV([.C24:.C28])" office:value-type="float" office:value="0.50828551687675" calcext:value-type="float">
            <text:p>0.508</text:p>
          </table:table-cell>
          <table:table-cell table:formula="of:=STDEV([.F28:.Q28])" office:value-type="float" office:value="6.24084177500168" calcext:value-type="float">
            <text:p>6.241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  <table:table-cell office:value-type="float" office:value="16.1" calcext:value-type="float">
            <text:p>16.1</text:p>
          </table:table-cell>
          <table:table-cell office:value-type="float" office:value="13.2" calcext:value-type="float">
            <text:p>13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formula="of:=AVERAGE([.C25:.C29])" office:value-type="float" office:value="8.13333333333333" calcext:value-type="float">
            <text:p>8.133</text:p>
          </table:table-cell>
          <table:table-cell table:formula="of:=AVERAGE([.F29:.Q29])" office:value-type="float" office:value="8.61666666666667" calcext:value-type="float">
            <text:p>8.617</text:p>
          </table:table-cell>
          <table:table-cell table:formula="of:=STDEV([.C25:.C29])" office:value-type="float" office:value="0.567737957942649" calcext:value-type="float">
            <text:p>0.568</text:p>
          </table:table-cell>
          <table:table-cell table:formula="of:=STDEV([.F29:.Q29])" office:value-type="float" office:value="6.08124289529" calcext:value-type="float">
            <text:p>6.08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6.8" calcext:value-type="float">
            <text:p>6.8</text:p>
          </table:table-cell>
          <table:table-cell office:value-type="float" office:value="12.1" calcext:value-type="float">
            <text:p>12.1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formula="of:=AVERAGE([.C26:.C30])" office:value-type="float" office:value="8.25833333333333" calcext:value-type="float">
            <text:p>8.258</text:p>
          </table:table-cell>
          <table:table-cell table:formula="of:=AVERAGE([.F30:.Q30])" office:value-type="float" office:value="7.775" calcext:value-type="float">
            <text:p>7.775</text:p>
          </table:table-cell>
          <table:table-cell table:formula="of:=STDEV([.C26:.C30])" office:value-type="float" office:value="0.305220776196875" calcext:value-type="float">
            <text:p>0.305</text:p>
          </table:table-cell>
          <table:table-cell table:formula="of:=STDEV([.F30:.Q30])" office:value-type="float" office:value="5.64432538846841" calcext:value-type="float">
            <text:p>5.644</text:p>
          </table:table-cell>
          <table:table-cell office:value-type="float" office:value="1.2" calcext:value-type="float">
            <text:p>1.2</text:p>
          </table:table-cell>
          <table:table-cell office:value-type="float" office:value="-0.6" calcext:value-type="float">
            <text:p>-0.6</text:p>
          </table:table-cell>
          <table:table-cell office:value-type="float" office:value="2.9" calcext:value-type="float">
            <text:p>2.9</text:p>
          </table:table-cell>
          <table:table-cell office:value-type="float" office:value="6.1" calcext:value-type="float">
            <text:p>6.1</text:p>
          </table:table-cell>
          <table:table-cell office:value-type="float" office:value="10.7" calcext:value-type="float">
            <text:p>10.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13" calcext:value-type="float">
            <text:p>13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formula="of:=AVERAGE([.C27:.C31])" office:value-type="float" office:value="8.22166666666667" calcext:value-type="float">
            <text:p>8.222</text:p>
          </table:table-cell>
          <table:table-cell table:formula="of:=AVERAGE([.F31:.Q31])" office:value-type="float" office:value="8.175" calcext:value-type="float">
            <text:p>8.175</text:p>
          </table:table-cell>
          <table:table-cell table:formula="of:=STDEV([.C27:.C31])" office:value-type="float" office:value="0.301189770373727" calcext:value-type="float">
            <text:p>0.301</text:p>
          </table:table-cell>
          <table:table-cell table:formula="of:=STDEV([.F31:.Q31])" office:value-type="float" office:value="5.93833845754548" calcext:value-type="float">
            <text:p>5.938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10.8" calcext:value-type="float">
            <text:p>10.8</text:p>
          </table:table-cell>
          <table:table-cell office:value-type="float" office:value="15.1" calcext:value-type="float">
            <text:p>15.1</text:p>
          </table:table-cell>
          <table:table-cell office:value-type="float" office:value="16.8" calcext:value-type="float">
            <text:p>16.8</text:p>
          </table:table-cell>
          <table:table-cell office:value-type="float" office:value="15.1" calcext:value-type="float">
            <text:p>15.1</text:p>
          </table:table-cell>
          <table:table-cell office:value-type="float" office:value="13.3" calcext:value-type="float">
            <text:p>13.3</text:p>
          </table:table-cell>
          <table:table-cell office:value-type="float" office:value="9.9" calcext:value-type="float">
            <text:p>9.9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formula="of:=AVERAGE([.C28:.C32])" office:value-type="float" office:value="8.06833333333333" calcext:value-type="float">
            <text:p>8.068</text:p>
          </table:table-cell>
          <table:table-cell table:formula="of:=AVERAGE([.F32:.Q32])" office:value-type="float" office:value="7.51666666666667" calcext:value-type="float">
            <text:p>7.517</text:p>
          </table:table-cell>
          <table:table-cell table:formula="of:=STDEV([.C28:.C32])" office:value-type="float" office:value="0.429688194443883" calcext:value-type="float">
            <text:p>0.430</text:p>
          </table:table-cell>
          <table:table-cell table:formula="of:=STDEV([.F32:.Q32])" office:value-type="float" office:value="5.98419635879423" calcext:value-type="float">
            <text:p>5.984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9.3" calcext:value-type="float">
            <text:p>9.3</text:p>
          </table:table-cell>
          <table:table-cell office:value-type="float" office:value="13.4" calcext:value-type="float">
            <text:p>13.4</text:p>
          </table:table-cell>
          <table:table-cell office:value-type="float" office:value="14.6" calcext:value-type="float">
            <text:p>14.6</text:p>
          </table:table-cell>
          <table:table-cell office:value-type="float" office:value="15.2" calcext:value-type="float">
            <text:p>15.2</text:p>
          </table:table-cell>
          <table:table-cell office:value-type="float" office:value="13.1" calcext:value-type="float">
            <text:p>13.1</text:p>
          </table:table-cell>
          <table:table-cell office:value-type="float" office:value="11.5" calcext:value-type="float">
            <text:p>11.5</text:p>
          </table:table-cell>
          <table:table-cell office:value-type="float" office:value="4.2" calcext:value-type="float">
            <text:p>4.2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formula="of:=AVERAGE([.C29:.C33])" office:value-type="float" office:value="8.215" calcext:value-type="float">
            <text:p>8.215</text:p>
          </table:table-cell>
          <table:table-cell table:formula="of:=AVERAGE([.F33:.Q33])" office:value-type="float" office:value="8.99166666666667" calcext:value-type="float">
            <text:p>8.992</text:p>
          </table:table-cell>
          <table:table-cell table:formula="of:=STDEV([.C29:.C33])" office:value-type="float" office:value="0.601543154450841" calcext:value-type="float">
            <text:p>0.602</text:p>
          </table:table-cell>
          <table:table-cell table:formula="of:=STDEV([.F33:.Q33])" office:value-type="float" office:value="5.79756349031578" calcext:value-type="float">
            <text:p>5.798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4.4" calcext:value-type="float">
            <text:p>4.4</text:p>
          </table:table-cell>
          <table:table-cell office:value-type="float" office:value="6.9" calcext:value-type="float">
            <text:p>6.9</text:p>
          </table:table-cell>
          <table:table-cell office:value-type="float" office:value="11.8" calcext:value-type="float">
            <text:p>11.8</text:p>
          </table:table-cell>
          <table:table-cell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formula="of:=AVERAGE([.C30:.C34])" office:value-type="float" office:value="8.355" calcext:value-type="float">
            <text:p>8.355</text:p>
          </table:table-cell>
          <table:table-cell table:formula="of:=AVERAGE([.F34:.Q34])" office:value-type="float" office:value="9.31666666666667" calcext:value-type="float">
            <text:p>9.317</text:p>
          </table:table-cell>
          <table:table-cell table:formula="of:=STDEV([.C30:.C34])" office:value-type="float" office:value="0.774879022815821" calcext:value-type="float">
            <text:p>0.775</text:p>
          </table:table-cell>
          <table:table-cell table:formula="of:=STDEV([.F34:.Q34])" office:value-type="float" office:value="5.97659576763369" calcext:value-type="float">
            <text:p>5.977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5.8" calcext:value-type="float">
            <text:p>5.8</text:p>
          </table:table-cell>
          <table:table-cell office:value-type="float" office:value="13.3" calcext:value-type="float">
            <text:p>13.3</text:p>
          </table:table-cell>
          <table:table-cell office:value-type="float" office:value="14.6" calcext:value-type="float">
            <text:p>14.6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14.5" calcext:value-type="float">
            <text:p>14.5</text:p>
          </table:table-cell>
          <table:table-cell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formula="of:=AVERAGE([.C31:.C35])" office:value-type="float" office:value="8.43166666666667" calcext:value-type="float">
            <text:p>8.432</text:p>
          </table:table-cell>
          <table:table-cell table:formula="of:=AVERAGE([.F35:.Q35])" office:value-type="float" office:value="8.15833333333333" calcext:value-type="float">
            <text:p>8.158</text:p>
          </table:table-cell>
          <table:table-cell table:formula="of:=STDEV([.C31:.C35])" office:value-type="float" office:value="0.720180340069224" calcext:value-type="float">
            <text:p>0.720</text:p>
          </table:table-cell>
          <table:table-cell table:formula="of:=STDEV([.F35:.Q35])" office:value-type="float" office:value="6.15488842426502" calcext:value-type="float">
            <text:p>6.155</text:p>
          </table:table-cell>
          <table:table-cell office:value-type="float" office:value="-1.5" calcext:value-type="float">
            <text:p>-1.5</text:p>
          </table:table-cell>
          <table:table-cell office:value-type="float" office:value="-0.6" calcext:value-type="float">
            <text:p>-0.6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9.9" calcext:value-type="float">
            <text:p>9.9</text:p>
          </table:table-cell>
          <table:table-cell office:value-type="float" office:value="14.6" calcext:value-type="float">
            <text:p>14.6</text:p>
          </table:table-cell>
          <table:table-cell office:value-type="float" office:value="18.8" calcext:value-type="float">
            <text:p>18.8</text:p>
          </table:table-cell>
          <table:table-cell office:value-type="float" office:value="15.2" calcext:value-type="float">
            <text:p>15.2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formula="of:=AVERAGE([.C32:.C36])" office:value-type="float" office:value="8.59333333333334" calcext:value-type="float">
            <text:p>8.593</text:p>
          </table:table-cell>
          <table:table-cell table:formula="of:=AVERAGE([.F36:.Q36])" office:value-type="float" office:value="8.98333333333333" calcext:value-type="float">
            <text:p>8.983</text:p>
          </table:table-cell>
          <table:table-cell table:formula="of:=STDEV([.C32:.C36])" office:value-type="float" office:value="0.738650232970022" calcext:value-type="float">
            <text:p>0.739</text:p>
          </table:table-cell>
          <table:table-cell table:formula="of:=STDEV([.F36:.Q36])" office:value-type="float" office:value="5.27495511972865" calcext:value-type="float">
            <text:p>5.275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4.9" calcext:value-type="float">
            <text:p>4.9</text:p>
          </table:table-cell>
          <table:table-cell office:value-type="float" office:value="7.5" calcext:value-type="float">
            <text:p>7.5</text:p>
          </table:table-cell>
          <table:table-cell office:value-type="float" office:value="11.4" calcext:value-type="float">
            <text:p>11.4</text:p>
          </table:table-cell>
          <table:table-cell office:value-type="float" office:value="14.2" calcext:value-type="float">
            <text:p>14.2</text:p>
          </table:table-cell>
          <table:table-cell office:value-type="float" office:value="15.5" calcext:value-type="float">
            <text:p>15.5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4.4" calcext:value-type="float">
            <text:p>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formula="of:=AVERAGE([.C33:.C37])" office:value-type="float" office:value="8.965" calcext:value-type="float">
            <text:p>8.965</text:p>
          </table:table-cell>
          <table:table-cell table:formula="of:=AVERAGE([.F37:.Q37])" office:value-type="float" office:value="9.375" calcext:value-type="float">
            <text:p>9.375</text:p>
          </table:table-cell>
          <table:table-cell table:formula="of:=STDEV([.C33:.C37])" office:value-type="float" office:value="0.485676790102684" calcext:value-type="float">
            <text:p>0.486</text:p>
          </table:table-cell>
          <table:table-cell table:formula="of:=STDEV([.F37:.Q37])" office:value-type="float" office:value="5.84514172780967" calcext:value-type="float">
            <text:p>5.845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8.6" calcext:value-type="float">
            <text:p>8.6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8.4" calcext:value-type="float">
            <text:p>18.4</text:p>
          </table:table-cell>
          <table:table-cell office:value-type="float" office:value="17.6" calcext:value-type="float">
            <text:p>17.6</text:p>
          </table:table-cell>
          <table:table-cell office:value-type="float" office:value="14.2" calcext:value-type="float">
            <text:p>14.2</text:p>
          </table:table-cell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formula="of:=AVERAGE([.C34:.C38])" office:value-type="float" office:value="8.69333333333333" calcext:value-type="float">
            <text:p>8.693</text:p>
          </table:table-cell>
          <table:table-cell table:formula="of:=AVERAGE([.F38:.Q38])" office:value-type="float" office:value="7.63333333333333" calcext:value-type="float">
            <text:p>7.633</text:p>
          </table:table-cell>
          <table:table-cell table:formula="of:=STDEV([.C34:.C38])" office:value-type="float" office:value="0.766018747957402" calcext:value-type="float">
            <text:p>0.766</text:p>
          </table:table-cell>
          <table:table-cell table:formula="of:=STDEV([.F38:.Q38])" office:value-type="float" office:value="5.88176431992574" calcext:value-type="float">
            <text:p>5.88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15.5" calcext:value-type="float">
            <text:p>15.5</text:p>
          </table:table-cell>
          <table:table-cell office:value-type="float" office:value="15.4" calcext:value-type="float">
            <text:p>15.4</text:p>
          </table:table-cell>
          <table:table-cell office:value-type="float" office:value="13.1" calcext:value-type="float">
            <text:p>13.1</text:p>
          </table:table-cell>
          <table:table-cell office:value-type="float" office:value="7.6" calcext:value-type="float">
            <text:p>7.6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formula="of:=AVERAGE([.C35:.C39])" office:value-type="float" office:value="8.485" calcext:value-type="float">
            <text:p>8.485</text:p>
          </table:table-cell>
          <table:table-cell table:formula="of:=AVERAGE([.F39:.Q39])" office:value-type="float" office:value="8.275" calcext:value-type="float">
            <text:p>8.275</text:p>
          </table:table-cell>
          <table:table-cell table:formula="of:=STDEV([.C35:.C39])" office:value-type="float" office:value="0.692203606847967" calcext:value-type="float">
            <text:p>0.692</text:p>
          </table:table-cell>
          <table:table-cell table:formula="of:=STDEV([.F39:.Q39])" office:value-type="float" office:value="5.21590661517073" calcext:value-type="float">
            <text:p>5.216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5.6" calcext:value-type="float">
            <text:p>15.6</text:p>
          </table:table-cell>
          <table:table-cell office:value-type="float" office:value="15.7" calcext:value-type="float">
            <text:p>15.7</text:p>
          </table:table-cell>
          <table:table-cell office:value-type="float" office:value="12.5" calcext:value-type="float">
            <text:p>12.5</text:p>
          </table:table-cell>
          <table:table-cell office:value-type="float" office:value="9.1" calcext:value-type="float">
            <text:p>9.1</text:p>
          </table:table-cell>
          <table:table-cell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formula="of:=AVERAGE([.C36:.C40])" office:value-type="float" office:value="8.43833333333333" calcext:value-type="float">
            <text:p>8.438</text:p>
          </table:table-cell>
          <table:table-cell table:formula="of:=AVERAGE([.F40:.Q40])" office:value-type="float" office:value="7.925" calcext:value-type="float">
            <text:p>7.925</text:p>
          </table:table-cell>
          <table:table-cell table:formula="of:=STDEV([.C36:.C40])" office:value-type="float" office:value="0.726736426315163" calcext:value-type="float">
            <text:p>0.727</text:p>
          </table:table-cell>
          <table:table-cell table:formula="of:=STDEV([.F40:.Q40])" office:value-type="float" office:value="7.46849443267578" calcext:value-type="float">
            <text:p>7.468</text:p>
          </table:table-cell>
          <table:table-cell office:value-type="float" office:value="-0.9" calcext:value-type="float">
            <text:p>-0.9</text:p>
          </table:table-cell>
          <table:table-cell office:value-type="float" office:value="-1.4" calcext:value-type="float">
            <text:p>-1.4</text:p>
          </table:table-cell>
          <table:table-cell office:value-type="float" office:value="-0.5" calcext:value-type="float">
            <text:p>-0.5</text:p>
          </table:table-cell>
          <table:table-cell office:value-type="float" office:value="3.7" calcext:value-type="float">
            <text:p>3.7</text:p>
          </table:table-cell>
          <table:table-cell office:value-type="float" office:value="11.7" calcext:value-type="float">
            <text:p>11.7</text:p>
          </table:table-cell>
          <table:table-cell office:value-type="float" office:value="17.9" calcext:value-type="float">
            <text:p>17.9</text:p>
          </table:table-cell>
          <table:table-cell office:value-type="float" office:value="16.3" calcext:value-type="float">
            <text:p>16.3</text:p>
          </table:table-cell>
          <table:table-cell office:value-type="float" office:value="17.4" calcext:value-type="float">
            <text:p>17.4</text:p>
          </table:table-cell>
          <table:table-cell office:value-type="float" office:value="14.4" calcext:value-type="float">
            <text:p>14.4</text:p>
          </table:table-cell>
          <table:table-cell office:value-type="float" office:value="8.4" calcext:value-type="float">
            <text:p>8.4</text:p>
          </table:table-cell>
          <table:table-cell office:value-type="float" office:value="6.7" calcext:value-type="float">
            <text:p>6.7</text:p>
          </table:table-cell>
          <table:table-cell office:value-type="float" office:value="1.4" calcext:value-type="float">
            <text:p>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formula="of:=AVERAGE([.C37:.C41])" office:value-type="float" office:value="8.34" calcext:value-type="float">
            <text:p>8.340</text:p>
          </table:table-cell>
          <table:table-cell table:formula="of:=AVERAGE([.F41:.Q41])" office:value-type="float" office:value="8.49166666666667" calcext:value-type="float">
            <text:p>8.492</text:p>
          </table:table-cell>
          <table:table-cell table:formula="of:=STDEV([.C37:.C41])" office:value-type="float" office:value="0.665217174228755" calcext:value-type="float">
            <text:p>0.665</text:p>
          </table:table-cell>
          <table:table-cell table:formula="of:=STDEV([.F41:.Q41])" office:value-type="float" office:value="5.53705834821299" calcext:value-type="float">
            <text:p>5.537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7.3" calcext:value-type="float">
            <text:p>7.3</text:p>
          </table:table-cell>
          <table:table-cell office:value-type="float" office:value="12.7" calcext:value-type="float">
            <text:p>12.7</text:p>
          </table:table-cell>
          <table:table-cell office:value-type="float" office:value="12.8" calcext:value-type="float">
            <text:p>12.8</text:p>
          </table:table-cell>
          <table:table-cell office:value-type="float" office:value="15.8" calcext:value-type="float">
            <text:p>15.8</text:p>
          </table:table-cell>
          <table:table-cell office:value-type="float" office:value="16.2" calcext:value-type="float">
            <text:p>16.2</text:p>
          </table:table-cell>
          <table:table-cell office:value-type="float" office:value="12.6" calcext:value-type="float">
            <text:p>12.6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formula="of:=AVERAGE([.C38:.C42])" office:value-type="float" office:value="7.91166666666667" calcext:value-type="float">
            <text:p>7.912</text:p>
          </table:table-cell>
          <table:table-cell table:formula="of:=AVERAGE([.F42:.Q42])" office:value-type="float" office:value="7.23333333333333" calcext:value-type="float">
            <text:p>7.233</text:p>
          </table:table-cell>
          <table:table-cell table:formula="of:=STDEV([.C38:.C42])" office:value-type="float" office:value="0.501546220313855" calcext:value-type="float">
            <text:p>0.502</text:p>
          </table:table-cell>
          <table:table-cell table:formula="of:=STDEV([.F42:.Q42])" office:value-type="float" office:value="6.02665795118705" calcext:value-type="float">
            <text:p>6.02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14.2" calcext:value-type="float">
            <text:p>14.2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formula="of:=AVERAGE([.C39:.C43])" office:value-type="float" office:value="8.11666666666667" calcext:value-type="float">
            <text:p>8.117</text:p>
          </table:table-cell>
          <table:table-cell table:formula="of:=AVERAGE([.F43:.Q43])" office:value-type="float" office:value="8.65833333333333" calcext:value-type="float">
            <text:p>8.658</text:p>
          </table:table-cell>
          <table:table-cell table:formula="of:=STDEV([.C39:.C43])" office:value-type="float" office:value="0.564825440094353" calcext:value-type="float">
            <text:p>0.565</text:p>
          </table:table-cell>
          <table:table-cell table:formula="of:=STDEV([.F43:.Q43])" office:value-type="float" office:value="5.51369507076093" calcext:value-type="float">
            <text:p>5.514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8.2" calcext:value-type="float">
            <text:p>8.2</text:p>
          </table:table-cell>
          <table:table-cell office:value-type="float" office:value="11.9" calcext:value-type="float">
            <text:p>11.9</text:p>
          </table:table-cell>
          <table:table-cell office:value-type="float" office:value="14.8" calcext:value-type="float">
            <text:p>14.8</text:p>
          </table:table-cell>
          <table:table-cell office:value-type="float" office:value="16.6" calcext:value-type="float">
            <text:p>16.6</text:p>
          </table:table-cell>
          <table:table-cell office:value-type="float" office:value="14.9" calcext:value-type="float">
            <text:p>14.9</text:p>
          </table:table-cell>
          <table:table-cell office:value-type="float" office:value="13.4" calcext:value-type="float">
            <text:p>13.4</text:p>
          </table:table-cell>
          <table:table-cell office:value-type="float" office:value="8.1" calcext:value-type="float">
            <text:p>8.1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formula="of:=AVERAGE([.C40:.C44])" office:value-type="float" office:value="8.29166666666667" calcext:value-type="float">
            <text:p>8.292</text:p>
          </table:table-cell>
          <table:table-cell table:formula="of:=AVERAGE([.F44:.Q44])" office:value-type="float" office:value="9.15" calcext:value-type="float">
            <text:p>9.150</text:p>
          </table:table-cell>
          <table:table-cell table:formula="of:=STDEV([.C40:.C44])" office:value-type="float" office:value="0.735814929932189" calcext:value-type="float">
            <text:p>0.736</text:p>
          </table:table-cell>
          <table:table-cell table:formula="of:=STDEV([.F44:.Q44])" office:value-type="float" office:value="5.53919915445611" calcext:value-type="float">
            <text:p>5.539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13.5" calcext:value-type="float">
            <text:p>13.5</text:p>
          </table:table-cell>
          <table:table-cell office:value-type="float" office:value="16.2" calcext:value-type="float">
            <text:p>16.2</text:p>
          </table:table-cell>
          <table:table-cell office:value-type="float" office:value="16.4" calcext:value-type="float">
            <text:p>16.4</text:p>
          </table:table-cell>
          <table:table-cell office:value-type="float" office:value="13.5" calcext:value-type="float">
            <text:p>13.5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formula="of:=AVERAGE([.C41:.C45])" office:value-type="float" office:value="8.14666666666667" calcext:value-type="float">
            <text:p>8.147</text:p>
          </table:table-cell>
          <table:table-cell table:formula="of:=AVERAGE([.F45:.Q45])" office:value-type="float" office:value="7.2" calcext:value-type="float">
            <text:p>7.200</text:p>
          </table:table-cell>
          <table:table-cell table:formula="of:=STDEV([.C41:.C45])" office:value-type="float" office:value="0.88287330788612" calcext:value-type="float">
            <text:p>0.883</text:p>
          </table:table-cell>
          <table:table-cell table:formula="of:=STDEV([.F45:.Q45])" office:value-type="float" office:value="6.01694576705128" calcext:value-type="float">
            <text:p>6.017</text:p>
          </table:table-cell>
          <table:table-cell table:number-columns-repeated="2" office:value-type="float" office:value="-1.6" calcext:value-type="float">
            <text:p>-1.6</text:p>
          </table:table-cell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11.4" calcext:value-type="float">
            <text:p>11.4</text:p>
          </table:table-cell>
          <table:table-cell office:value-type="float" office:value="13.5" calcext:value-type="float">
            <text:p>13.5</text:p>
          </table:table-cell>
          <table:table-cell office:value-type="float" office:value="14.9" calcext:value-type="float">
            <text:p>14.9</text:p>
          </table:table-cell>
          <table:table-cell office:value-type="float" office:value="14.7" calcext:value-type="float">
            <text:p>14.7</text:p>
          </table:table-cell>
          <table:table-cell office:value-type="float" office:value="12.3" calcext:value-type="float">
            <text:p>12.3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formula="of:=AVERAGE([.C42:.C46])" office:value-type="float" office:value="7.99166666666667" calcext:value-type="float">
            <text:p>7.992</text:p>
          </table:table-cell>
          <table:table-cell table:formula="of:=AVERAGE([.F46:.Q46])" office:value-type="float" office:value="7.71666666666667" calcext:value-type="float">
            <text:p>7.717</text:p>
          </table:table-cell>
          <table:table-cell table:formula="of:=STDEV([.C42:.C46])" office:value-type="float" office:value="0.875158715764048" calcext:value-type="float">
            <text:p>0.875</text:p>
          </table:table-cell>
          <table:table-cell table:formula="of:=STDEV([.F46:.Q46])" office:value-type="float" office:value="5.74580215672646" calcext:value-type="float">
            <text:p>5.746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17.6" calcext:value-type="float">
            <text:p>17.6</text:p>
          </table:table-cell>
          <table:table-cell office:value-type="float" office:value="14.6" calcext:value-type="float">
            <text:p>14.6</text:p>
          </table:table-cell>
          <table:table-cell office:value-type="float" office:value="13.2" calcext:value-type="float">
            <text:p>13.2</text:p>
          </table:table-cell>
          <table:table-cell office:value-type="float" office:value="10.5" calcext:value-type="float">
            <text:p>10.5</text:p>
          </table:table-cell>
          <table:table-cell office:value-type="float" office:value="4.4" calcext:value-type="float">
            <text:p>4.4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formula="of:=AVERAGE([.C43:.C47])" office:value-type="float" office:value="8.09333333333333" calcext:value-type="float">
            <text:p>8.093</text:p>
          </table:table-cell>
          <table:table-cell table:formula="of:=AVERAGE([.F47:.Q47])" office:value-type="float" office:value="7.74166666666667" calcext:value-type="float">
            <text:p>7.742</text:p>
          </table:table-cell>
          <table:table-cell table:formula="of:=STDEV([.C43:.C47])" office:value-type="float" office:value="0.790468391384359" calcext:value-type="float">
            <text:p>0.790</text:p>
          </table:table-cell>
          <table:table-cell table:formula="of:=STDEV([.F47:.Q47])" office:value-type="float" office:value="6.41496238681432" calcext:value-type="float">
            <text:p>6.415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10.7" calcext:value-type="float">
            <text:p>10.7</text:p>
          </table:table-cell>
          <table:table-cell office:value-type="float" office:value="13.9" calcext:value-type="float">
            <text:p>13.9</text:p>
          </table:table-cell>
          <table:table-cell office:value-type="float" office:value="15.7" calcext:value-type="float">
            <text:p>15.7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formula="of:=AVERAGE([.C44:.C48])" office:value-type="float" office:value="8.105" calcext:value-type="float">
            <text:p>8.105</text:p>
          </table:table-cell>
          <table:table-cell table:formula="of:=AVERAGE([.F48:.Q48])" office:value-type="float" office:value="8.71666666666667" calcext:value-type="float">
            <text:p>8.717</text:p>
          </table:table-cell>
          <table:table-cell table:formula="of:=STDEV([.C44:.C48])" office:value-type="float" office:value="0.801249024960405" calcext:value-type="float">
            <text:p>0.801</text:p>
          </table:table-cell>
          <table:table-cell table:formula="of:=STDEV([.F48:.Q48])" office:value-type="float" office:value="6.02537563270138" calcext:value-type="float">
            <text:p>6.025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office:value-type="float" office:value="7.2" calcext:value-type="float">
            <text:p>7.2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8.4" calcext:value-type="float">
            <text:p>18.4</text:p>
          </table:table-cell>
          <table:table-cell office:value-type="float" office:value="16.4" calcext:value-type="float">
            <text:p>16.4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formula="of:=AVERAGE([.C45:.C49])" office:value-type="float" office:value="8.01666666666667" calcext:value-type="float">
            <text:p>8.017</text:p>
          </table:table-cell>
          <table:table-cell table:formula="of:=AVERAGE([.F49:.Q49])" office:value-type="float" office:value="8.70833333333333" calcext:value-type="float">
            <text:p>8.708</text:p>
          </table:table-cell>
          <table:table-cell table:formula="of:=STDEV([.C45:.C49])" office:value-type="float" office:value="0.671001531708799" calcext:value-type="float">
            <text:p>0.671</text:p>
          </table:table-cell>
          <table:table-cell table:formula="of:=STDEV([.F49:.Q49])" office:value-type="float" office:value="5.84223779251088" calcext:value-type="float">
            <text:p>5.842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6.3" calcext:value-type="float">
            <text:p>16.3</text:p>
          </table:table-cell>
          <table:table-cell office:value-type="float" office:value="14.3" calcext:value-type="float">
            <text:p>14.3</text:p>
          </table:table-cell>
          <table:table-cell office:value-type="float" office:value="7.7" calcext:value-type="float">
            <text:p>7.7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formula="of:=AVERAGE([.C46:.C50])" office:value-type="float" office:value="8.20166666666667" calcext:value-type="float">
            <text:p>8.202</text:p>
          </table:table-cell>
          <table:table-cell table:formula="of:=AVERAGE([.F50:.Q50])" office:value-type="float" office:value="8.125" calcext:value-type="float">
            <text:p>8.125</text:p>
          </table:table-cell>
          <table:table-cell table:formula="of:=STDEV([.C46:.C50])" office:value-type="float" office:value="0.493619005126647" calcext:value-type="float">
            <text:p>0.494</text:p>
          </table:table-cell>
          <table:table-cell table:formula="of:=STDEV([.F50:.Q50])" office:value-type="float" office:value="6.11408582328916" calcext:value-type="float">
            <text:p>6.114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8.9" calcext:value-type="float">
            <text:p>8.9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17.2" calcext:value-type="float">
            <text:p>17.2</text:p>
          </table:table-cell>
          <table:table-cell office:value-type="float" office:value="13.9" calcext:value-type="float">
            <text:p>13.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formula="of:=AVERAGE([.C47:.C51])" office:value-type="float" office:value="8.28333333333333" calcext:value-type="float">
            <text:p>8.283</text:p>
          </table:table-cell>
          <table:table-cell table:formula="of:=AVERAGE([.F51:.Q51])" office:value-type="float" office:value="8.125" calcext:value-type="float">
            <text:p>8.125</text:p>
          </table:table-cell>
          <table:table-cell table:formula="of:=STDEV([.C47:.C51])" office:value-type="float" office:value="0.421884001961571" calcext:value-type="float">
            <text:p>0.422</text:p>
          </table:table-cell>
          <table:table-cell table:formula="of:=STDEV([.F51:.Q51])" office:value-type="float" office:value="5.29753373149843" calcext:value-type="float">
            <text:p>5.298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9.9" calcext:value-type="float">
            <text:p>9.9</text:p>
          </table:table-cell>
          <table:table-cell office:value-type="float" office:value="12.3" calcext:value-type="float">
            <text:p>12.3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office:value-type="float" office:value="13.2" calcext:value-type="float">
            <text:p>13.2</text:p>
          </table:table-cell>
          <table:table-cell office:value-type="float" office:value="9.8" calcext:value-type="float">
            <text:p>9.8</text:p>
          </table:table-cell>
          <table:table-cell office:value-type="float" office:value="7.4" calcext:value-type="float">
            <text:p>7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formula="of:=AVERAGE([.C48:.C52])" office:value-type="float" office:value="8.18166666666667" calcext:value-type="float">
            <text:p>8.182</text:p>
          </table:table-cell>
          <table:table-cell table:formula="of:=AVERAGE([.F52:.Q52])" office:value-type="float" office:value="7.23333333333333" calcext:value-type="float">
            <text:p>7.233</text:p>
          </table:table-cell>
          <table:table-cell table:formula="of:=STDEV([.C48:.C52])" office:value-type="float" office:value="0.606086031663641" calcext:value-type="float">
            <text:p>0.606</text:p>
          </table:table-cell>
          <table:table-cell table:formula="of:=STDEV([.F52:.Q52])" office:value-type="float" office:value="7.38700743115091" calcext:value-type="float">
            <text:p>7.38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15" calcext:value-type="float">
            <text:p>15</text:p>
          </table:table-cell>
          <table:table-cell office:value-type="float" office:value="10.7" calcext:value-type="float">
            <text:p>10.7</text:p>
          </table:table-cell>
          <table:table-cell office:value-type="float" office:value="5.8" calcext:value-type="float">
            <text:p>5.8</text:p>
          </table:table-cell>
          <table:table-cell office:value-type="float" office:value="4.4" calcext:value-type="float">
            <text:p>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formula="of:=AVERAGE([.C49:.C53])" office:value-type="float" office:value="8.22666666666667" calcext:value-type="float">
            <text:p>8.227</text:p>
          </table:table-cell>
          <table:table-cell table:formula="of:=AVERAGE([.F53:.Q53])" office:value-type="float" office:value="8.94166666666667" calcext:value-type="float">
            <text:p>8.942</text:p>
          </table:table-cell>
          <table:table-cell table:formula="of:=STDEV([.C49:.C53])" office:value-type="float" office:value="0.661553306830054" calcext:value-type="float">
            <text:p>0.662</text:p>
          </table:table-cell>
          <table:table-cell table:formula="of:=STDEV([.F53:.Q53])" office:value-type="float" office:value="5.85762259148218" calcext:value-type="float">
            <text:p>5.858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6.9" calcext:value-type="float">
            <text:p>6.9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16.7" calcext:value-type="float">
            <text:p>16.7</text:p>
          </table:table-cell>
          <table:table-cell office:value-type="float" office:value="16.3" calcext:value-type="float">
            <text:p>16.3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formula="of:=AVERAGE([.C50:.C54])" office:value-type="float" office:value="8.07833333333334" calcext:value-type="float">
            <text:p>8.078</text:p>
          </table:table-cell>
          <table:table-cell table:formula="of:=AVERAGE([.F54:.Q54])" office:value-type="float" office:value="7.96666666666667" calcext:value-type="float">
            <text:p>7.967</text:p>
          </table:table-cell>
          <table:table-cell table:formula="of:=STDEV([.C50:.C54])" office:value-type="float" office:value="0.607493712816119" calcext:value-type="float">
            <text:p>0.607</text:p>
          </table:table-cell>
          <table:table-cell table:formula="of:=STDEV([.F54:.Q54])" office:value-type="float" office:value="5.98077728808697" calcext:value-type="float">
            <text:p>5.98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5.6" calcext:value-type="float">
            <text:p>15.6</text:p>
          </table:table-cell>
          <table:table-cell office:value-type="float" office:value="11.9" calcext:value-type="float">
            <text:p>11.9</text:p>
          </table:table-cell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formula="of:=AVERAGE([.C51:.C55])" office:value-type="float" office:value="8.25333333333333" calcext:value-type="float">
            <text:p>8.253</text:p>
          </table:table-cell>
          <table:table-cell table:formula="of:=AVERAGE([.F55:.Q55])" office:value-type="float" office:value="9" calcext:value-type="float">
            <text:p>9.000</text:p>
          </table:table-cell>
          <table:table-cell table:formula="of:=STDEV([.C51:.C55])" office:value-type="float" office:value="0.736607275132265" calcext:value-type="float">
            <text:p>0.737</text:p>
          </table:table-cell>
          <table:table-cell table:formula="of:=STDEV([.F55:.Q55])" office:value-type="float" office:value="6.11570259102077" calcext:value-type="float">
            <text:p>6.116</text:p>
          </table:table-cell>
          <table:table-cell office:value-type="float" office:value="4.1" calcext:value-type="float">
            <text:p>4.1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6.5" calcext:value-type="float">
            <text:p>6.5</text:p>
          </table:table-cell>
          <table:table-cell office:value-type="float" office:value="11.8" calcext:value-type="float">
            <text:p>11.8</text:p>
          </table:table-cell>
          <table:table-cell office:value-type="float" office:value="14.5" calcext:value-type="float">
            <text:p>14.5</text:p>
          </table:table-cell>
          <table:table-cell office:value-type="float" office:value="18.6" calcext:value-type="float">
            <text:p>18.6</text:p>
          </table:table-cell>
          <table:table-cell office:value-type="float" office:value="17.4" calcext:value-type="float">
            <text:p>17.4</text:p>
          </table:table-cell>
          <table:table-cell office:value-type="float" office:value="14.2" calcext:value-type="float">
            <text:p>14.2</text:p>
          </table:table-cell>
          <table:table-cell office:value-type="float" office:value="8.8" calcext:value-type="float">
            <text:p>8.8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formula="of:=AVERAGE([.C52:.C56])" office:value-type="float" office:value="8.375" calcext:value-type="float">
            <text:p>8.375</text:p>
          </table:table-cell>
          <table:table-cell table:formula="of:=AVERAGE([.F56:.Q56])" office:value-type="float" office:value="8.73333333333333" calcext:value-type="float">
            <text:p>8.733</text:p>
          </table:table-cell>
          <table:table-cell table:formula="of:=STDEV([.C52:.C56])" office:value-type="float" office:value="0.759979897394955" calcext:value-type="float">
            <text:p>0.760</text:p>
          </table:table-cell>
          <table:table-cell table:formula="of:=STDEV([.F56:.Q56])" office:value-type="float" office:value="6.69957031638914" calcext:value-type="float">
            <text:p>6.700</text:p>
          </table:table-cell>
          <table:table-cell office:value-type="float" office:value="-0.1" calcext:value-type="float">
            <text:p>-0.1</text:p>
          </table:table-cell>
          <table:table-cell office:value-type="float" office:value="1.2" calcext:value-type="float">
            <text:p>1.2</text:p>
          </table:table-cell>
          <table:table-cell office:value-type="float" office:value="3.9" calcext:value-type="float">
            <text:p>3.9</text:p>
          </table:table-cell>
          <table:table-cell office:value-type="float" office:value="6.6" calcext:value-type="float">
            <text:p>6.6</text:p>
          </table:table-cell>
          <table:table-cell office:value-type="float" office:value="11.3" calcext:value-type="float">
            <text:p>11.3</text:p>
          </table:table-cell>
          <table:table-cell office:value-type="float" office:value="16.7" calcext:value-type="float">
            <text:p>16.7</text:p>
          </table:table-cell>
          <table:table-cell office:value-type="float" office:value="17.4" calcext:value-type="float">
            <text:p>17.4</text:p>
          </table:table-cell>
          <table:table-cell office:value-type="float" office:value="17" calcext:value-type="float">
            <text:p>17</text:p>
          </table:table-cell>
          <table:table-cell office:value-type="float" office:value="14.7" calcext:value-type="float">
            <text:p>14.7</text:p>
          </table:table-cell>
          <table:table-cell office:value-type="float" office:value="10.6" calcext:value-type="float">
            <text:p>10.6</text:p>
          </table:table-cell>
          <table:table-cell office:value-type="float" office:value="4.6" calcext:value-type="float">
            <text:p>4.6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formula="of:=AVERAGE([.C53:.C57])" office:value-type="float" office:value="8.87666666666667" calcext:value-type="float">
            <text:p>8.877</text:p>
          </table:table-cell>
          <table:table-cell table:formula="of:=AVERAGE([.F57:.Q57])" office:value-type="float" office:value="9.74166666666667" calcext:value-type="float">
            <text:p>9.742</text:p>
          </table:table-cell>
          <table:table-cell table:formula="of:=STDEV([.C53:.C57])" office:value-type="float" office:value="0.635670031454126" calcext:value-type="float">
            <text:p>0.636</text:p>
          </table:table-cell>
          <table:table-cell table:formula="of:=STDEV([.F57:.Q57])" office:value-type="float" office:value="5.46483940266955" calcext:value-type="float">
            <text:p>5.465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11.3" calcext:value-type="float">
            <text:p>11.3</text:p>
          </table:table-cell>
          <table:table-cell office:value-type="float" office:value="6.5" calcext:value-type="float">
            <text:p>6.5</text:p>
          </table:table-cell>
          <table:table-cell office:value-type="float" office:value="5.1" calcext:value-type="float">
            <text:p>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formula="of:=AVERAGE([.C54:.C58])" office:value-type="float" office:value="8.86333333333333" calcext:value-type="float">
            <text:p>8.863</text:p>
          </table:table-cell>
          <table:table-cell table:formula="of:=AVERAGE([.F58:.Q58])" office:value-type="float" office:value="8.875" calcext:value-type="float">
            <text:p>8.875</text:p>
          </table:table-cell>
          <table:table-cell table:formula="of:=STDEV([.C54:.C58])" office:value-type="float" office:value="0.634664171913865" calcext:value-type="float">
            <text:p>0.635</text:p>
          </table:table-cell>
          <table:table-cell table:formula="of:=STDEV([.F58:.Q58])" office:value-type="float" office:value="5.83237438005234" calcext:value-type="float">
            <text:p>5.832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7.1" calcext:value-type="float">
            <text:p>7.1</text:p>
          </table:table-cell>
          <table:table-cell office:value-type="float" office:value="10.4" calcext:value-type="float">
            <text:p>10.4</text:p>
          </table:table-cell>
          <table:table-cell office:value-type="float" office:value="15.8" calcext:value-type="float">
            <text:p>15.8</text:p>
          </table:table-cell>
          <table:table-cell office:value-type="float" office:value="16.3" calcext:value-type="float">
            <text:p>16.3</text:p>
          </table:table-cell>
          <table:table-cell office:value-type="float" office:value="16.6" calcext:value-type="float">
            <text:p>16.6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formula="of:=AVERAGE([.C55:.C59])" office:value-type="float" office:value="9.01" calcext:value-type="float">
            <text:p>9.010</text:p>
          </table:table-cell>
          <table:table-cell table:formula="of:=AVERAGE([.F59:.Q59])" office:value-type="float" office:value="8.7" calcext:value-type="float">
            <text:p>8.700</text:p>
          </table:table-cell>
          <table:table-cell table:formula="of:=STDEV([.C55:.C59])" office:value-type="float" office:value="0.426117811043954" calcext:value-type="float">
            <text:p>0.426</text:p>
          </table:table-cell>
          <table:table-cell table:formula="of:=STDEV([.F59:.Q59])" office:value-type="float" office:value="6.00923531665295" calcext:value-type="float">
            <text:p>6.009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3.7" calcext:value-type="float">
            <text:p>13.7</text:p>
          </table:table-cell>
          <table:table-cell office:value-type="float" office:value="8.7" calcext:value-type="float">
            <text:p>8.7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formula="of:=AVERAGE([.C56:.C60])" office:value-type="float" office:value="9.06666666666667" calcext:value-type="float">
            <text:p>9.067</text:p>
          </table:table-cell>
          <table:table-cell table:formula="of:=AVERAGE([.F60:.Q60])" office:value-type="float" office:value="9.28333333333333" calcext:value-type="float">
            <text:p>9.283</text:p>
          </table:table-cell>
          <table:table-cell table:formula="of:=STDEV([.C56:.C60])" office:value-type="float" office:value="0.442961937165914" calcext:value-type="float">
            <text:p>0.443</text:p>
          </table:table-cell>
          <table:table-cell table:formula="of:=STDEV([.F60:.Q60])" office:value-type="float" office:value="5.88570430377836" calcext:value-type="float">
            <text:p>5.886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12.2" calcext:value-type="float">
            <text:p>12.2</text:p>
          </table:table-cell>
          <table:table-cell office:value-type="float" office:value="15.1" calcext:value-type="float">
            <text:p>15.1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4.7" calcext:value-type="float">
            <text:p>14.7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formula="of:=AVERAGE([.C57:.C61])" office:value-type="float" office:value="9.21333333333333" calcext:value-type="float">
            <text:p>9.213</text:p>
          </table:table-cell>
          <table:table-cell table:formula="of:=AVERAGE([.F61:.Q61])" office:value-type="float" office:value="9.46666666666667" calcext:value-type="float">
            <text:p>9.467</text:p>
          </table:table-cell>
          <table:table-cell table:formula="of:=STDEV([.C57:.C61])" office:value-type="float" office:value="0.42608521578566" calcext:value-type="float">
            <text:p>0.426</text:p>
          </table:table-cell>
          <table:table-cell table:formula="of:=STDEV([.F61:.Q61])" office:value-type="float" office:value="5.41014759222861" calcext:value-type="float">
            <text:p>5.410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5.9" calcext:value-type="float">
            <text:p>15.9</text:p>
          </table:table-cell>
          <table:table-cell office:value-type="float" office:value="16.7" calcext:value-type="float">
            <text:p>16.7</text:p>
          </table:table-cell>
          <table:table-cell office:value-type="float" office:value="12.3" calcext:value-type="float">
            <text:p>12.3</text:p>
          </table:table-cell>
          <table:table-cell office:value-type="float" office:value="6.1" calcext:value-type="float">
            <text:p>6.1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formula="of:=AVERAGE([.C58:.C62])" office:value-type="float" office:value="9.02833333333333" calcext:value-type="float">
            <text:p>9.028</text:p>
          </table:table-cell>
          <table:table-cell table:formula="of:=AVERAGE([.F62:.Q62])" office:value-type="float" office:value="8.81666666666667" calcext:value-type="float">
            <text:p>8.817</text:p>
          </table:table-cell>
          <table:table-cell table:formula="of:=STDEV([.C58:.C62])" office:value-type="float" office:value="0.329119194889093" calcext:value-type="float">
            <text:p>0.329</text:p>
          </table:table-cell>
          <table:table-cell table:formula="of:=STDEV([.F62:.Q62])" office:value-type="float" office:value="6.32683079264713" calcext:value-type="float">
            <text:p>6.32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1.9" calcext:value-type="float">
            <text:p>11.9</text:p>
          </table:table-cell>
          <table:table-cell office:value-type="float" office:value="15.6" calcext:value-type="float">
            <text:p>15.6</text:p>
          </table:table-cell>
          <table:table-cell office:value-type="float" office:value="16.7" calcext:value-type="float">
            <text:p>16.7</text:p>
          </table:table-cell>
          <table:table-cell office:value-type="float" office:value="18" calcext:value-type="float">
            <text:p>18</text:p>
          </table:table-cell>
          <table:table-cell office:value-type="float" office:value="14.1" calcext:value-type="float">
            <text:p>14.1</text:p>
          </table:table-cell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formula="of:=AVERAGE([.C59:.C63])" office:value-type="float" office:value="9.01166666666667" calcext:value-type="float">
            <text:p>9.012</text:p>
          </table:table-cell>
          <table:table-cell table:formula="of:=AVERAGE([.F63:.Q63])" office:value-type="float" office:value="8.79166666666667" calcext:value-type="float">
            <text:p>8.792</text:p>
          </table:table-cell>
          <table:table-cell table:formula="of:=STDEV([.C59:.C63])" office:value-type="float" office:value="0.340730424562031" calcext:value-type="float">
            <text:p>0.341</text:p>
          </table:table-cell>
          <table:table-cell table:formula="of:=STDEV([.F63:.Q63])" office:value-type="float" office:value="5.88502851361492" calcext:value-type="float">
            <text:p>5.885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15.5" calcext:value-type="float">
            <text:p>15.5</text:p>
          </table:table-cell>
          <table:table-cell office:value-type="float" office:value="17.1" calcext:value-type="float">
            <text:p>17.1</text:p>
          </table:table-cell>
          <table:table-cell office:value-type="float" office:value="15.1" calcext:value-type="float">
            <text:p>15.1</text:p>
          </table:table-cell>
          <table:table-cell office:value-type="float" office:value="9.6" calcext:value-type="float">
            <text:p>9.6</text:p>
          </table:table-cell>
          <table:table-cell office:value-type="float" office:value="7.4" calcext:value-type="float">
            <text:p>7.4</text:p>
          </table:table-cell>
          <table:table-cell office:value-type="float" office:value="5.6" calcext:value-type="float">
            <text:p>5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formula="of:=AVERAGE([.C60:.C64])" office:value-type="float" office:value="8.87666666666667" calcext:value-type="float">
            <text:p>8.877</text:p>
          </table:table-cell>
          <table:table-cell table:formula="of:=AVERAGE([.F64:.Q64])" office:value-type="float" office:value="8.025" calcext:value-type="float">
            <text:p>8.025</text:p>
          </table:table-cell>
          <table:table-cell table:formula="of:=STDEV([.C60:.C64])" office:value-type="float" office:value="0.558936241643197" calcext:value-type="float">
            <text:p>0.559</text:p>
          </table:table-cell>
          <table:table-cell table:formula="of:=STDEV([.F64:.Q64])" office:value-type="float" office:value="5.82566812399308" calcext:value-type="float">
            <text:p>5.826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8.8" calcext:value-type="float">
            <text:p>8.8</text:p>
          </table:table-cell>
          <table:table-cell office:value-type="float" office:value="11.5" calcext:value-type="float">
            <text:p>11.5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1.9" calcext:value-type="float">
            <text:p>11.9</text:p>
          </table:table-cell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formula="of:=AVERAGE([.C61:.C65])" office:value-type="float" office:value="8.9" calcext:value-type="float">
            <text:p>8.900</text:p>
          </table:table-cell>
          <table:table-cell table:formula="of:=AVERAGE([.F65:.Q65])" office:value-type="float" office:value="9.4" calcext:value-type="float">
            <text:p>9.400</text:p>
          </table:table-cell>
          <table:table-cell table:formula="of:=STDEV([.C61:.C65])" office:value-type="float" office:value="0.582111816291911" calcext:value-type="float">
            <text:p>0.582</text:p>
          </table:table-cell>
          <table:table-cell table:formula="of:=STDEV([.F65:.Q65])" office:value-type="float" office:value="6.20278529811773" calcext:value-type="float">
            <text:p>6.203</text:p>
          </table:table-cell>
          <table:table-cell office:value-type="float" office:value="1.4" calcext:value-type="float">
            <text:p>1.4</text:p>
          </table:table-cell>
          <table:table-cell office:value-type="float" office:value="-0.4" calcext:value-type="float">
            <text:p>-0.4</text:p>
          </table:table-cell>
          <table:table-cell office:value-type="float" office:value="3.8" calcext:value-type="float">
            <text:p>3.8</text:p>
          </table:table-cell>
          <table:table-cell office:value-type="float" office:value="7.6" calcext:value-type="float">
            <text:p>7.6</text:p>
          </table:table-cell>
          <table:table-cell office:value-type="float" office:value="11.8" calcext:value-type="float">
            <text:p>11.8</text:p>
          </table:table-cell>
          <table:table-cell office:value-type="float" office:value="16.9" calcext:value-type="float">
            <text:p>16.9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13.9" calcext:value-type="float">
            <text:p>13.9</text:p>
          </table:table-cell>
          <table:table-cell office:value-type="float" office:value="11.5" calcext:value-type="float">
            <text:p>11.5</text:p>
          </table:table-cell>
          <table:table-cell office:value-type="float" office:value="8.4" calcext:value-type="float">
            <text:p>8.4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formula="of:=AVERAGE([.C62:.C66])" office:value-type="float" office:value="8.64166666666667" calcext:value-type="float">
            <text:p>8.642</text:p>
          </table:table-cell>
          <table:table-cell table:formula="of:=AVERAGE([.F66:.Q66])" office:value-type="float" office:value="8.175" calcext:value-type="float">
            <text:p>8.175</text:p>
          </table:table-cell>
          <table:table-cell table:formula="of:=STDEV([.C62:.C66])" office:value-type="float" office:value="0.553680864758753" calcext:value-type="float">
            <text:p>0.554</text:p>
          </table:table-cell>
          <table:table-cell table:formula="of:=STDEV([.F66:.Q66])" office:value-type="float" office:value="6.36555003693532" calcext:value-type="float">
            <text:p>6.366</text:p>
          </table:table-cell>
          <table:table-cell office:value-type="float" office:value="0.5" calcext:value-type="float">
            <text:p>0.5</text:p>
          </table:table-cell>
          <table:table-cell office:value-type="float" office:value="-3" calcext:value-type="float">
            <text:p>-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  <table:table-cell office:value-type="float" office:value="15.1" calcext:value-type="float">
            <text:p>15.1</text:p>
          </table:table-cell>
          <table:table-cell office:value-type="float" office:value="14.8" calcext:value-type="float">
            <text:p>14.8</text:p>
          </table:table-cell>
          <table:table-cell office:value-type="float" office:value="15.6" calcext:value-type="float">
            <text:p>15.6</text:p>
          </table:table-cell>
          <table:table-cell office:value-type="float" office:value="13.8" calcext:value-type="float">
            <text:p>13.8</text:p>
          </table:table-cell>
          <table:table-cell office:value-type="float" office:value="10.8" calcext:value-type="float">
            <text:p>10.8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formula="of:=AVERAGE([.C63:.C67])" office:value-type="float" office:value="8.49833333333334" calcext:value-type="float">
            <text:p>8.498</text:p>
          </table:table-cell>
          <table:table-cell table:formula="of:=AVERAGE([.F67:.Q67])" office:value-type="float" office:value="8.1" calcext:value-type="float">
            <text:p>8.100</text:p>
          </table:table-cell>
          <table:table-cell table:formula="of:=STDEV([.C63:.C67])" office:value-type="float" office:value="0.588707388172502" calcext:value-type="float">
            <text:p>0.589</text:p>
          </table:table-cell>
          <table:table-cell table:formula="of:=STDEV([.F67:.Q67])" office:value-type="float" office:value="7.12358438887717" calcext:value-type="float">
            <text:p>7.124</text:p>
          </table:table-cell>
          <table:table-cell office:value-type="float" office:value="-0.6" calcext:value-type="float">
            <text:p>-0.6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8.9" calcext:value-type="float">
            <text:p>8.9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18.5" calcext:value-type="float">
            <text:p>18.5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formula="of:=AVERAGE([.C64:.C68])" office:value-type="float" office:value="8.24833333333334" calcext:value-type="float">
            <text:p>8.248</text:p>
          </table:table-cell>
          <table:table-cell table:formula="of:=AVERAGE([.F68:.Q68])" office:value-type="float" office:value="7.54166666666667" calcext:value-type="float">
            <text:p>7.542</text:p>
          </table:table-cell>
          <table:table-cell table:formula="of:=STDEV([.C64:.C68])" office:value-type="float" office:value="0.689741296107138" calcext:value-type="float">
            <text:p>0.690</text:p>
          </table:table-cell>
          <table:table-cell table:formula="of:=STDEV([.F68:.Q68])" office:value-type="float" office:value="6.64809724430208" calcext:value-type="float">
            <text:p>6.648</text:p>
          </table:table-cell>
          <table:table-cell office:value-type="float" office:value="1.3" calcext:value-type="float">
            <text:p>1.3</text:p>
          </table:table-cell>
          <table:table-cell office:value-type="float" office:value="-5.5" calcext:value-type="float">
            <text:p>-5.5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.1</text:p>
          </table:table-cell>
          <table:table-cell office:value-type="float" office:value="9.8" calcext:value-type="float">
            <text:p>9.8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formula="of:=AVERAGE([.C65:.C69])" office:value-type="float" office:value="8.42666666666667" calcext:value-type="float">
            <text:p>8.427</text:p>
          </table:table-cell>
          <table:table-cell table:formula="of:=AVERAGE([.F69:.Q69])" office:value-type="float" office:value="8.91666666666667" calcext:value-type="float">
            <text:p>8.917</text:p>
          </table:table-cell>
          <table:table-cell table:formula="of:=STDEV([.C65:.C69])" office:value-type="float" office:value="0.731565103049619" calcext:value-type="float">
            <text:p>0.732</text:p>
          </table:table-cell>
          <table:table-cell table:formula="of:=STDEV([.F69:.Q69])" office:value-type="float" office:value="5.36517954174429" calcext:value-type="float">
            <text:p>5.365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7.2" calcext:value-type="float">
            <text:p>7.2</text:p>
          </table:table-cell>
          <table:table-cell office:value-type="float" office:value="9.7" calcext:value-type="float">
            <text:p>9.7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.1</text:p>
          </table:table-cell>
          <table:table-cell office:value-type="float" office:value="16" calcext:value-type="float">
            <text:p>16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formula="of:=AVERAGE([.C66:.C70])" office:value-type="float" office:value="8.20666666666667" calcext:value-type="float">
            <text:p>8.207</text:p>
          </table:table-cell>
          <table:table-cell table:formula="of:=AVERAGE([.F70:.Q70])" office:value-type="float" office:value="8.3" calcext:value-type="float">
            <text:p>8.300</text:p>
          </table:table-cell>
          <table:table-cell table:formula="of:=STDEV([.C66:.C70])" office:value-type="float" office:value="0.49178670850956" calcext:value-type="float">
            <text:p>0.492</text:p>
          </table:table-cell>
          <table:table-cell table:formula="of:=STDEV([.F70:.Q70])" office:value-type="float" office:value="6.47119491565226" calcext:value-type="float">
            <text:p>6.47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4.6" calcext:value-type="float">
            <text:p>4.6</text:p>
          </table:table-cell>
          <table:table-cell office:value-type="float" office:value="10.5" calcext:value-type="float">
            <text:p>10.5</text:p>
          </table:table-cell>
          <table:table-cell office:value-type="float" office:value="14.1" calcext:value-type="float">
            <text:p>14.1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11.4" calcext:value-type="float">
            <text:p>11.4</text:p>
          </table:table-cell>
          <table:table-cell office:value-type="float" office:value="6.1" calcext:value-type="float">
            <text:p>6.1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formula="of:=AVERAGE([.C67:.C71])" office:value-type="float" office:value="8.44333333333334" calcext:value-type="float">
            <text:p>8.443</text:p>
          </table:table-cell>
          <table:table-cell table:formula="of:=AVERAGE([.F71:.Q71])" office:value-type="float" office:value="9.35833333333333" calcext:value-type="float">
            <text:p>9.358</text:p>
          </table:table-cell>
          <table:table-cell table:formula="of:=STDEV([.C67:.C71])" office:value-type="float" office:value="0.709347313458724" calcext:value-type="float">
            <text:p>0.709</text:p>
          </table:table-cell>
          <table:table-cell table:formula="of:=STDEV([.F71:.Q71])" office:value-type="float" office:value="6.40219540943621" calcext:value-type="float">
            <text:p>6.402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8.7" calcext:value-type="float">
            <text:p>8.7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18.1" calcext:value-type="float">
            <text:p>18.1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10.7" calcext:value-type="float">
            <text:p>10.7</text:p>
          </table:table-cell>
          <table:table-cell office:value-type="float" office:value="5.3" calcext:value-type="float">
            <text:p>5.3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formula="of:=AVERAGE([.C68:.C72])" office:value-type="float" office:value="8.51333333333333" calcext:value-type="float">
            <text:p>8.513</text:p>
          </table:table-cell>
          <table:table-cell table:formula="of:=AVERAGE([.F72:.Q72])" office:value-type="float" office:value="8.45" calcext:value-type="float">
            <text:p>8.450</text:p>
          </table:table-cell>
          <table:table-cell table:formula="of:=STDEV([.C68:.C72])" office:value-type="float" office:value="0.683805731021447" calcext:value-type="float">
            <text:p>0.684</text:p>
          </table:table-cell>
          <table:table-cell table:formula="of:=STDEV([.F72:.Q72])" office:value-type="float" office:value="5.85266062262595" calcext:value-type="float">
            <text:p>5.853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11.5" calcext:value-type="float">
            <text:p>11.5</text:p>
          </table:table-cell>
          <table:table-cell office:value-type="float" office:value="15.1" calcext:value-type="float">
            <text:p>15.1</text:p>
          </table:table-cell>
          <table:table-cell office:value-type="float" office:value="15.2" calcext:value-type="float">
            <text:p>15.2</text:p>
          </table:table-cell>
          <table:table-cell office:value-type="float" office:value="16.1" calcext:value-type="float">
            <text:p>16.1</text:p>
          </table:table-cell>
          <table:table-cell office:value-type="float" office:value="13.9" calcext:value-type="float">
            <text:p>13.9</text:p>
          </table:table-cell>
          <table:table-cell office:value-type="float" office:value="9.2" calcext:value-type="float">
            <text:p>9.2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formula="of:=AVERAGE([.C69:.C73])" office:value-type="float" office:value="8.80333333333333" calcext:value-type="float">
            <text:p>8.803</text:p>
          </table:table-cell>
          <table:table-cell table:formula="of:=AVERAGE([.F73:.Q73])" office:value-type="float" office:value="8.99166666666667" calcext:value-type="float">
            <text:p>8.992</text:p>
          </table:table-cell>
          <table:table-cell table:formula="of:=STDEV([.C69:.C73])" office:value-type="float" office:value="0.428522980065765" calcext:value-type="float">
            <text:p>0.429</text:p>
          </table:table-cell>
          <table:table-cell table:formula="of:=STDEV([.F73:.Q73])" office:value-type="float" office:value="5.75222618301872" calcext:value-type="float">
            <text:p>5.752</text:p>
          </table:table-cell>
          <table:table-cell office:value-type="float" office:value="0.5" calcext:value-type="float">
            <text:p>0.5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15.4" calcext:value-type="float">
            <text:p>15.4</text:p>
          </table:table-cell>
          <table:table-cell office:value-type="float" office:value="14.9" calcext:value-type="float">
            <text:p>14.9</text:p>
          </table:table-cell>
          <table:table-cell office:value-type="float" office:value="15.3" calcext:value-type="float">
            <text:p>15.3</text:p>
          </table:table-cell>
          <table:table-cell office:value-type="float" office:value="15.5" calcext:value-type="float">
            <text:p>15.5</text:p>
          </table:table-cell>
          <table:table-cell office:value-type="float" office:value="11.9" calcext:value-type="float">
            <text:p>11.9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formula="of:=AVERAGE([.C70:.C74])" office:value-type="float" office:value="8.54166666666667" calcext:value-type="float">
            <text:p>8.542</text:p>
          </table:table-cell>
          <table:table-cell table:formula="of:=AVERAGE([.F74:.Q74])" office:value-type="float" office:value="7.60833333333333" calcext:value-type="float">
            <text:p>7.608</text:p>
          </table:table-cell>
          <table:table-cell table:formula="of:=STDEV([.C70:.C74])" office:value-type="float" office:value="0.672190655824506" calcext:value-type="float">
            <text:p>0.672</text:p>
          </table:table-cell>
          <table:table-cell table:formula="of:=STDEV([.F74:.Q74])" office:value-type="float" office:value="5.47016009959046" calcext:value-type="float">
            <text:p>5.47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6.5" calcext:value-type="float">
            <text:p>6.5</text:p>
          </table:table-cell>
          <table:table-cell office:value-type="float" office:value="9.1" calcext:value-type="float">
            <text:p>9.1</text:p>
          </table:table-cell>
          <table:table-cell office:value-type="float" office:value="13" calcext:value-type="float">
            <text:p>13</text:p>
          </table:table-cell>
          <table:table-cell office:value-type="float" office:value="13.9" calcext:value-type="float">
            <text:p>13.9</text:p>
          </table:table-cell>
          <table:table-cell office:value-type="float" office:value="14.7" calcext:value-type="float">
            <text:p>14.7</text:p>
          </table:table-cell>
          <table:table-cell office:value-type="float" office:value="12.9" calcext:value-type="float">
            <text:p>12.9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formula="of:=AVERAGE([.C71:.C75])" office:value-type="float" office:value="8.34166666666667" calcext:value-type="float">
            <text:p>8.342</text:p>
          </table:table-cell>
          <table:table-cell table:formula="of:=AVERAGE([.F75:.Q75])" office:value-type="float" office:value="7.3" calcext:value-type="float">
            <text:p>7.300</text:p>
          </table:table-cell>
          <table:table-cell table:formula="of:=STDEV([.C71:.C75])" office:value-type="float" office:value="0.879018549924353" calcext:value-type="float">
            <text:p>0.879</text:p>
          </table:table-cell>
          <table:table-cell table:formula="of:=STDEV([.F75:.Q75])" office:value-type="float" office:value="7.65815073808767" calcext:value-type="float">
            <text:p>7.658</text:p>
          </table:table-cell>
          <table:table-cell office:value-type="float" office:value="-4.5" calcext:value-type="float">
            <text:p>-4.5</text:p>
          </table:table-cell>
          <table:table-cell office:value-type="float" office:value="-4" calcext:value-type="float">
            <text:p>-4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office:value-type="float" office:value="10.9" calcext:value-type="float">
            <text:p>10.9</text:p>
          </table:table-cell>
          <table:table-cell office:value-type="float" office:value="15.1" calcext:value-type="float">
            <text:p>15.1</text:p>
          </table:table-cell>
          <table:table-cell office:value-type="float" office:value="16.3" calcext:value-type="float">
            <text:p>16.3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formula="of:=AVERAGE([.C72:.C76])" office:value-type="float" office:value="8.09333333333333" calcext:value-type="float">
            <text:p>8.093</text:p>
          </table:table-cell>
          <table:table-cell table:formula="of:=AVERAGE([.F76:.Q76])" office:value-type="float" office:value="8.11666666666667" calcext:value-type="float">
            <text:p>8.117</text:p>
          </table:table-cell>
          <table:table-cell table:formula="of:=STDEV([.C72:.C76])" office:value-type="float" office:value="0.670701332768752" calcext:value-type="float">
            <text:p>0.671</text:p>
          </table:table-cell>
          <table:table-cell table:formula="of:=STDEV([.F76:.Q76])" office:value-type="float" office:value="5.9580096330804" calcext:value-type="float">
            <text:p>5.958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13.8" calcext:value-type="float">
            <text:p>13.8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formula="of:=AVERAGE([.C73:.C77])" office:value-type="float" office:value="7.96666666666667" calcext:value-type="float">
            <text:p>7.967</text:p>
          </table:table-cell>
          <table:table-cell table:formula="of:=AVERAGE([.F77:.Q77])" office:value-type="float" office:value="7.81666666666667" calcext:value-type="float">
            <text:p>7.817</text:p>
          </table:table-cell>
          <table:table-cell table:formula="of:=STDEV([.C73:.C77])" office:value-type="float" office:value="0.64584677405369" calcext:value-type="float">
            <text:p>0.646</text:p>
          </table:table-cell>
          <table:table-cell table:formula="of:=STDEV([.F77:.Q77])" office:value-type="float" office:value="5.72646699479044" calcext:value-type="float">
            <text:p>5.726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6.2" calcext:value-type="float">
            <text:p>6.2</text:p>
          </table:table-cell>
          <table:table-cell office:value-type="float" office:value="9.8" calcext:value-type="float">
            <text:p>9.8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5.2" calcext:value-type="float">
            <text:p>15.2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formula="of:=AVERAGE([.C74:.C78])" office:value-type="float" office:value="7.76666666666667" calcext:value-type="float">
            <text:p>7.767</text:p>
          </table:table-cell>
          <table:table-cell table:formula="of:=AVERAGE([.F78:.Q78])" office:value-type="float" office:value="7.99166666666667" calcext:value-type="float">
            <text:p>7.992</text:p>
          </table:table-cell>
          <table:table-cell table:formula="of:=STDEV([.C74:.C78])" office:value-type="float" office:value="0.323447144917925" calcext:value-type="float">
            <text:p>0.323</text:p>
          </table:table-cell>
          <table:table-cell table:formula="of:=STDEV([.F78:.Q78])" office:value-type="float" office:value="6.53542213053162" calcext:value-type="float">
            <text:p>6.535</text:p>
          </table:table-cell>
          <table:table-cell office:value-type="float" office:value="-1.4" calcext:value-type="float">
            <text:p>-1.4</text:p>
          </table:table-cell>
          <table:table-cell office:value-type="float" office:value="-0.4" calcext:value-type="float">
            <text:p>-0.4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11.8" calcext:value-type="float">
            <text:p>11.8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5.4" calcext:value-type="float">
            <text:p>15.4</text:p>
          </table:table-cell>
          <table:table-cell office:value-type="float" office:value="13.9" calcext:value-type="float">
            <text:p>13.9</text:p>
          </table:table-cell>
          <table:table-cell office:value-type="float" office:value="10.6" calcext:value-type="float">
            <text:p>10.6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formula="of:=AVERAGE([.C75:.C79])" office:value-type="float" office:value="8.105" calcext:value-type="float">
            <text:p>8.105</text:p>
          </table:table-cell>
          <table:table-cell table:formula="of:=AVERAGE([.F79:.Q79])" office:value-type="float" office:value="9.3" calcext:value-type="float">
            <text:p>9.300</text:p>
          </table:table-cell>
          <table:table-cell table:formula="of:=STDEV([.C75:.C79])" office:value-type="float" office:value="0.736913608686029" calcext:value-type="float">
            <text:p>0.737</text:p>
          </table:table-cell>
          <table:table-cell table:formula="of:=STDEV([.F79:.Q79])" office:value-type="float" office:value="5.59269003415904" calcext:value-type="float">
            <text:p>5.593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5.5" calcext:value-type="float">
            <text:p>5.5</text:p>
          </table:table-cell>
          <table:table-cell office:value-type="float" office:value="6.3" calcext:value-type="float">
            <text:p>6.3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4.6" calcext:value-type="float">
            <text:p>14.6</text:p>
          </table:table-cell>
          <table:table-cell office:value-type="float" office:value="11.7" calcext:value-type="float">
            <text:p>11.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formula="of:=AVERAGE([.C76:.C80])" office:value-type="float" office:value="8.35166666666667" calcext:value-type="float">
            <text:p>8.352</text:p>
          </table:table-cell>
          <table:table-cell table:formula="of:=AVERAGE([.F80:.Q80])" office:value-type="float" office:value="8.53333333333333" calcext:value-type="float">
            <text:p>8.533</text:p>
          </table:table-cell>
          <table:table-cell table:formula="of:=STDEV([.C76:.C80])" office:value-type="float" office:value="0.592323578985524" calcext:value-type="float">
            <text:p>0.592</text:p>
          </table:table-cell>
          <table:table-cell table:formula="of:=STDEV([.F80:.Q80])" office:value-type="float" office:value="6.47896362831045" calcext:value-type="float">
            <text:p>6.479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9.9" calcext:value-type="float">
            <text:p>9.9</text:p>
          </table:table-cell>
          <table:table-cell office:value-type="float" office:value="15.8" calcext:value-type="float">
            <text:p>15.8</text:p>
          </table:table-cell>
          <table:table-cell office:value-type="float" office:value="15.6" calcext:value-type="float">
            <text:p>15.6</text:p>
          </table:table-cell>
          <table:table-cell office:value-type="float" office:value="17.4" calcext:value-type="float">
            <text:p>17.4</text:p>
          </table:table-cell>
          <table:table-cell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  <table:table-cell office:value-type="float" office:value="5.6" calcext:value-type="float">
            <text:p>5.6</text:p>
          </table:table-cell>
          <table:table-cell office:value-type="float" office:value="-0.3" calcext:value-type="float">
            <text:p>-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formula="of:=AVERAGE([.C77:.C81])" office:value-type="float" office:value="8.31" calcext:value-type="float">
            <text:p>8.310</text:p>
          </table:table-cell>
          <table:table-cell table:formula="of:=AVERAGE([.F81:.Q81])" office:value-type="float" office:value="7.90833333333334" calcext:value-type="float">
            <text:p>7.908</text:p>
          </table:table-cell>
          <table:table-cell table:formula="of:=STDEV([.C77:.C81])" office:value-type="float" office:value="0.619682938642369" calcext:value-type="float">
            <text:p>0.620</text:p>
          </table:table-cell>
          <table:table-cell table:formula="of:=STDEV([.F81:.Q81])" office:value-type="float" office:value="7.47923894199906" calcext:value-type="float">
            <text:p>7.479</text:p>
          </table:table-cell>
          <table:table-cell office:value-type="float" office:value="0.9" calcext:value-type="float">
            <text:p>0.9</text:p>
          </table:table-cell>
          <table:table-cell office:value-type="float" office:value="-1.3" calcext:value-type="float">
            <text:p>-1.3</text:p>
          </table:table-cell>
          <table:table-cell office:value-type="float" office:value="-0.3" calcext:value-type="float">
            <text:p>-0.3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office:value-type="float" office:value="17.9" calcext:value-type="float">
            <text:p>17.9</text:p>
          </table:table-cell>
          <table:table-cell office:value-type="float" office:value="15.2" calcext:value-type="float">
            <text:p>15.2</text:p>
          </table:table-cell>
          <table:table-cell office:value-type="float" office:value="11.2" calcext:value-type="float">
            <text:p>11.2</text:p>
          </table:table-cell>
          <table:table-cell office:value-type="float" office:value="5.9" calcext:value-type="float">
            <text:p>5.9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formula="of:=AVERAGE([.C78:.C82])" office:value-type="float" office:value="8.50166666666667" calcext:value-type="float">
            <text:p>8.502</text:p>
          </table:table-cell>
          <table:table-cell table:formula="of:=AVERAGE([.F82:.Q82])" office:value-type="float" office:value="8.775" calcext:value-type="float">
            <text:p>8.775</text:p>
          </table:table-cell>
          <table:table-cell table:formula="of:=STDEV([.C78:.C82])" office:value-type="float" office:value="0.575585450746549" calcext:value-type="float">
            <text:p>0.576</text:p>
          </table:table-cell>
          <table:table-cell table:formula="of:=STDEV([.F82:.Q82])" office:value-type="float" office:value="5.66394096656447" calcext:value-type="float">
            <text:p>5.664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10.8" calcext:value-type="float">
            <text:p>10.8</text:p>
          </table:table-cell>
          <table:table-cell office:value-type="float" office:value="14.9" calcext:value-type="float">
            <text:p>14.9</text:p>
          </table:table-cell>
          <table:table-cell office:value-type="float" office:value="17.4" calcext:value-type="float">
            <text:p>17.4</text:p>
          </table:table-cell>
          <table:table-cell office:value-type="float" office:value="16.3" calcext:value-type="float">
            <text:p>16.3</text:p>
          </table:table-cell>
          <table:table-cell office:value-type="float" office:value="14.1" calcext:value-type="float">
            <text:p>14.1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formula="of:=AVERAGE([.C79:.C83])" office:value-type="float" office:value="8.72166666666667" calcext:value-type="float">
            <text:p>8.722</text:p>
          </table:table-cell>
          <table:table-cell table:formula="of:=AVERAGE([.F83:.Q83])" office:value-type="float" office:value="9.09166666666667" calcext:value-type="float">
            <text:p>9.092</text:p>
          </table:table-cell>
          <table:table-cell table:formula="of:=STDEV([.C79:.C83])" office:value-type="float" office:value="0.541108686966962" calcext:value-type="float">
            <text:p>0.541</text:p>
          </table:table-cell>
          <table:table-cell table:formula="of:=STDEV([.F83:.Q83])" office:value-type="float" office:value="4.55081577768473" calcext:value-type="float">
            <text:p>4.551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8.1" calcext:value-type="float">
            <text:p>8.1</text:p>
          </table:table-cell>
          <table:table-cell office:value-type="float" office:value="10.6" calcext:value-type="float">
            <text:p>10.6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7.6" calcext:value-type="float">
            <text:p>7.6</text:p>
          </table:table-cell>
          <table:table-cell office:value-type="float" office:value="6.3" calcext:value-type="float">
            <text:p>6.3</text:p>
          </table:table-cell>
          <table:table-cell office:value-type="float" office:value="5.9" calcext:value-type="float">
            <text:p>5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formula="of:=AVERAGE([.C80:.C84])" office:value-type="float" office:value="8.725" calcext:value-type="float">
            <text:p>8.725</text:p>
          </table:table-cell>
          <table:table-cell table:formula="of:=AVERAGE([.F84:.Q84])" office:value-type="float" office:value="9.31666666666667" calcext:value-type="float">
            <text:p>9.317</text:p>
          </table:table-cell>
          <table:table-cell table:formula="of:=STDEV([.C80:.C84])" office:value-type="float" office:value="0.545594731564657" calcext:value-type="float">
            <text:p>0.546</text:p>
          </table:table-cell>
          <table:table-cell table:formula="of:=STDEV([.F84:.Q84])" office:value-type="float" office:value="5.87581071131053" calcext:value-type="float">
            <text:p>5.876</text:p>
          </table:table-cell>
          <table:table-cell office:value-type="float" office:value="5.7" calcext:value-type="float">
            <text:p>5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16.6" calcext:value-type="float">
            <text:p>16.6</text:p>
          </table:table-cell>
          <table:table-cell office:value-type="float" office:value="19.4" calcext:value-type="float">
            <text:p>19.4</text:p>
          </table:table-cell>
          <table:table-cell office:value-type="float" office:value="15.3" calcext:value-type="float">
            <text:p>15.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formula="of:=AVERAGE([.C81:.C85])" office:value-type="float" office:value="8.72" calcext:value-type="float">
            <text:p>8.720</text:p>
          </table:table-cell>
          <table:table-cell table:formula="of:=AVERAGE([.F85:.Q85])" office:value-type="float" office:value="8.50833333333333" calcext:value-type="float">
            <text:p>8.508</text:p>
          </table:table-cell>
          <table:table-cell table:formula="of:=STDEV([.C81:.C85])" office:value-type="float" office:value="0.547900031433147" calcext:value-type="float">
            <text:p>0.548</text:p>
          </table:table-cell>
          <table:table-cell table:formula="of:=STDEV([.F85:.Q85])" office:value-type="float" office:value="6.54737398203326" calcext:value-type="float">
            <text:p>6.54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.3</text:p>
          </table:table-cell>
          <table:table-cell office:value-type="float" office:value="15" calcext:value-type="float">
            <text:p>15</text:p>
          </table:table-cell>
          <table:table-cell office:value-type="float" office:value="18.2" calcext:value-type="float">
            <text:p>18.2</text:p>
          </table:table-cell>
          <table:table-cell office:value-type="float" office:value="16.9" calcext:value-type="float">
            <text:p>16.9</text:p>
          </table:table-cell>
          <table:table-cell office:value-type="float" office:value="13.5" calcext:value-type="float">
            <text:p>13.5</text:p>
          </table:table-cell>
          <table:table-cell office:value-type="float" office:value="10.2" calcext:value-type="float">
            <text:p>10.2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formula="of:=AVERAGE([.C82:.C86])" office:value-type="float" office:value="8.85333333333333" calcext:value-type="float">
            <text:p>8.853</text:p>
          </table:table-cell>
          <table:table-cell table:formula="of:=AVERAGE([.F86:.Q86])" office:value-type="float" office:value="8.575" calcext:value-type="float">
            <text:p>8.575</text:p>
          </table:table-cell>
          <table:table-cell table:formula="of:=STDEV([.C82:.C86])" office:value-type="float" office:value="0.344278633925749" calcext:value-type="float">
            <text:p>0.344</text:p>
          </table:table-cell>
          <table:table-cell table:formula="of:=STDEV([.F86:.Q86])" office:value-type="float" office:value="5.51594795281662" calcext:value-type="float">
            <text:p>5.516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15.8" calcext:value-type="float">
            <text:p>15.8</text:p>
          </table:table-cell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formula="of:=AVERAGE([.C83:.C87])" office:value-type="float" office:value="8.72" calcext:value-type="float">
            <text:p>8.720</text:p>
          </table:table-cell>
          <table:table-cell table:formula="of:=AVERAGE([.F87:.Q87])" office:value-type="float" office:value="8.10833333333333" calcext:value-type="float">
            <text:p>8.108</text:p>
          </table:table-cell>
          <table:table-cell table:formula="of:=STDEV([.C83:.C87])" office:value-type="float" office:value="0.483247118747521" calcext:value-type="float">
            <text:p>0.483</text:p>
          </table:table-cell>
          <table:table-cell table:formula="of:=STDEV([.F87:.Q87])" office:value-type="float" office:value="5.87157379140199" calcext:value-type="float">
            <text:p>5.872</text:p>
          </table:table-cell>
          <table:table-cell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office:value-type="float" office:value="11.5" calcext:value-type="float">
            <text:p>11.5</text:p>
          </table:table-cell>
          <table:table-cell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office:value-type="float" office:value="15.3" calcext:value-type="float">
            <text:p>15.3</text:p>
          </table:table-cell>
          <table:table-cell office:value-type="float" office:value="12.6" calcext:value-type="float">
            <text:p>12.6</text:p>
          </table:table-cell>
          <table:table-cell office:value-type="float" office:value="10.7" calcext:value-type="float">
            <text:p>10.7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formula="of:=AVERAGE([.C84:.C88])" office:value-type="float" office:value="8.34333333333333" calcext:value-type="float">
            <text:p>8.343</text:p>
          </table:table-cell>
          <table:table-cell table:formula="of:=AVERAGE([.F88:.Q88])" office:value-type="float" office:value="7.20833333333333" calcext:value-type="float">
            <text:p>7.208</text:p>
          </table:table-cell>
          <table:table-cell table:formula="of:=STDEV([.C84:.C88])" office:value-type="float" office:value="0.770019841014216" calcext:value-type="float">
            <text:p>0.770</text:p>
          </table:table-cell>
          <table:table-cell table:formula="of:=STDEV([.F88:.Q88])" office:value-type="float" office:value="6.46774631724548" calcext:value-type="float">
            <text:p>6.468</text:p>
          </table:table-cell>
          <table:table-cell office:value-type="float" office:value="-3.3" calcext:value-type="float">
            <text:p>-3.3</text:p>
          </table:table-cell>
          <table:table-cell office:value-type="float" office:value="-2.5" calcext:value-type="float">
            <text:p>-2.5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15.4" calcext:value-type="float">
            <text:p>15.4</text:p>
          </table:table-cell>
          <table:table-cell office:value-type="float" office:value="13.4" calcext:value-type="float">
            <text:p>13.4</text:p>
          </table:table-cell>
          <table:table-cell office:value-type="float" office:value="8.9" calcext:value-type="float">
            <text:p>8.9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formula="of:=AVERAGE([.C85:.C89])" office:value-type="float" office:value="8.06833333333333" calcext:value-type="float">
            <text:p>8.068</text:p>
          </table:table-cell>
          <table:table-cell table:formula="of:=AVERAGE([.F89:.Q89])" office:value-type="float" office:value="7.94166666666667" calcext:value-type="float">
            <text:p>7.942</text:p>
          </table:table-cell>
          <table:table-cell table:formula="of:=STDEV([.C85:.C89])" office:value-type="float" office:value="0.549444163577054" calcext:value-type="float">
            <text:p>0.549</text:p>
          </table:table-cell>
          <table:table-cell table:formula="of:=STDEV([.F89:.Q89])" office:value-type="float" office:value="6.1872975938734" calcext:value-type="float">
            <text:p>6.187</text:p>
          </table:table-cell>
          <table:table-cell office:value-type="float" office:value="-1.1" calcext:value-type="float">
            <text:p>-1.1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6.3" calcext:value-type="float">
            <text:p>6.3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5.8" calcext:value-type="float">
            <text:p>15.8</text:p>
          </table:table-cell>
          <table:table-cell office:value-type="float" office:value="14.3" calcext:value-type="float">
            <text:p>14.3</text:p>
          </table:table-cell>
          <table:table-cell office:value-type="float" office:value="9.2" calcext:value-type="float">
            <text:p>9.2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formula="of:=AVERAGE([.C86:.C90])" office:value-type="float" office:value="8.00333333333333" calcext:value-type="float">
            <text:p>8.003</text:p>
          </table:table-cell>
          <table:table-cell table:formula="of:=AVERAGE([.F90:.Q90])" office:value-type="float" office:value="8.18333333333333" calcext:value-type="float">
            <text:p>8.183</text:p>
          </table:table-cell>
          <table:table-cell table:formula="of:=STDEV([.C86:.C90])" office:value-type="float" office:value="0.501511603942411" calcext:value-type="float">
            <text:p>0.502</text:p>
          </table:table-cell>
          <table:table-cell table:formula="of:=STDEV([.F90:.Q90])" office:value-type="float" office:value="6.27300614224202" calcext:value-type="float">
            <text:p>6.27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4.1" calcext:value-type="float">
            <text:p>4.1</text:p>
          </table:table-cell>
          <table:table-cell office:value-type="float" office:value="6.5" calcext:value-type="float">
            <text:p>6.5</text:p>
          </table:table-cell>
          <table:table-cell office:value-type="float" office:value="12.6" calcext:value-type="float">
            <text:p>12.6</text:p>
          </table:table-cell>
          <table:table-cell office:value-type="float" office:value="13.7" calcext:value-type="float">
            <text:p>13.7</text:p>
          </table:table-cell>
          <table:table-cell office:value-type="float" office:value="15.6" calcext:value-type="float">
            <text:p>15.6</text:p>
          </table:table-cell>
          <table:table-cell office:value-type="float" office:value="15.8" calcext:value-type="float">
            <text:p>15.8</text:p>
          </table:table-cell>
          <table:table-cell office:value-type="float" office:value="14.7" calcext:value-type="float">
            <text:p>14.7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formula="of:=AVERAGE([.C87:.C91])" office:value-type="float" office:value="8.05333333333333" calcext:value-type="float">
            <text:p>8.053</text:p>
          </table:table-cell>
          <table:table-cell table:formula="of:=AVERAGE([.F91:.Q91])" office:value-type="float" office:value="8.825" calcext:value-type="float">
            <text:p>8.825</text:p>
          </table:table-cell>
          <table:table-cell table:formula="of:=STDEV([.C87:.C91])" office:value-type="float" office:value="0.579199639349182" calcext:value-type="float">
            <text:p>0.579</text:p>
          </table:table-cell>
          <table:table-cell table:formula="of:=STDEV([.F91:.Q91])" office:value-type="float" office:value="6.58111968920459" calcext:value-type="float">
            <text:p>6.581</text:p>
          </table:table-cell>
          <table:table-cell office:value-type="float" office:value="-1.5" calcext:value-type="float">
            <text:p>-1.5</text:p>
          </table:table-cell>
          <table:table-cell office:value-type="float" office:value="-0.1" calcext:value-type="float">
            <text:p>-0.1</text:p>
          </table:table-cell>
          <table:table-cell office:value-type="float" office:value="3.7" calcext:value-type="float">
            <text:p>3.7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office:value-type="float" office:value="15.2" calcext:value-type="float">
            <text:p>15.2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office:value-type="float" office:value="14.6" calcext:value-type="float">
            <text:p>14.6</text:p>
          </table:table-cell>
          <table:table-cell office:value-type="float" office:value="11.2" calcext:value-type="float">
            <text:p>11.2</text:p>
          </table:table-cell>
          <table:table-cell office:value-type="float" office:value="7.1" calcext:value-type="float">
            <text:p>7.1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formula="of:=AVERAGE([.C88:.C92])" office:value-type="float" office:value="8.27833333333333" calcext:value-type="float">
            <text:p>8.278</text:p>
          </table:table-cell>
          <table:table-cell table:formula="of:=AVERAGE([.F92:.Q92])" office:value-type="float" office:value="9.23333333333333" calcext:value-type="float">
            <text:p>9.233</text:p>
          </table:table-cell>
          <table:table-cell table:formula="of:=STDEV([.C88:.C92])" office:value-type="float" office:value="0.787105280265748" calcext:value-type="float">
            <text:p>0.787</text:p>
          </table:table-cell>
          <table:table-cell table:formula="of:=STDEV([.F92:.Q92])" office:value-type="float" office:value="5.6891177352961" calcext:value-type="float">
            <text:p>5.689</text:p>
          </table:table-cell>
          <table:table-cell office:value-type="float" office:value="5.2" calcext:value-type="float">
            <text:p>5.2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office:value-type="float" office:value="7.3" calcext:value-type="float">
            <text:p>7.3</text:p>
          </table:table-cell>
          <table:table-cell office:value-type="float" office:value="11.2" calcext:value-type="float">
            <text:p>11.2</text:p>
          </table:table-cell>
          <table:table-cell office:value-type="float" office:value="14.4" calcext:value-type="float">
            <text:p>14.4</text:p>
          </table:table-cell>
          <table:table-cell office:value-type="float" office:value="17.6" calcext:value-type="float">
            <text:p>17.6</text:p>
          </table:table-cell>
          <table:table-cell office:value-type="float" office:value="16.9" calcext:value-type="float">
            <text:p>16.9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formula="of:=AVERAGE([.C89:.C93])" office:value-type="float" office:value="8.51666666666667" calcext:value-type="float">
            <text:p>8.517</text:p>
          </table:table-cell>
          <table:table-cell table:formula="of:=AVERAGE([.F93:.Q93])" office:value-type="float" office:value="8.4" calcext:value-type="float">
            <text:p>8.400</text:p>
          </table:table-cell>
          <table:table-cell table:formula="of:=STDEV([.C89:.C93])" office:value-type="float" office:value="0.515758610635288" calcext:value-type="float">
            <text:p>0.516</text:p>
          </table:table-cell>
          <table:table-cell table:formula="of:=STDEV([.F93:.Q93])" office:value-type="float" office:value="5.59382776736191" calcext:value-type="float">
            <text:p>5.594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6.9" calcext:value-type="float">
            <text:p>6.9</text:p>
          </table:table-cell>
          <table:table-cell office:value-type="float" office:value="11" calcext:value-type="float">
            <text:p>11</text:p>
          </table:table-cell>
          <table:table-cell office:value-type="float" office:value="12.9" calcext:value-type="float">
            <text:p>12.9</text:p>
          </table:table-cell>
          <table:table-cell office:value-type="float" office:value="14.7" calcext:value-type="float">
            <text:p>14.7</text:p>
          </table:table-cell>
          <table:table-cell office:value-type="float" office:value="16.9" calcext:value-type="float">
            <text:p>16.9</text:p>
          </table:table-cell>
          <table:table-cell office:value-type="float" office:value="12.9" calcext:value-type="float">
            <text:p>12.9</text:p>
          </table:table-cell>
          <table:table-cell office:value-type="float" office:value="11.5" calcext:value-type="float">
            <text:p>11.5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formula="of:=AVERAGE([.C90:.C94])" office:value-type="float" office:value="8.42333333333333" calcext:value-type="float">
            <text:p>8.423</text:p>
          </table:table-cell>
          <table:table-cell table:formula="of:=AVERAGE([.F94:.Q94])" office:value-type="float" office:value="7.475" calcext:value-type="float">
            <text:p>7.475</text:p>
          </table:table-cell>
          <table:table-cell table:formula="of:=STDEV([.C90:.C94])" office:value-type="float" office:value="0.666129992318816" calcext:value-type="float">
            <text:p>0.666</text:p>
          </table:table-cell>
          <table:table-cell table:formula="of:=STDEV([.F94:.Q94])" office:value-type="float" office:value="6.9398880001442" calcext:value-type="float">
            <text:p>6.940</text:p>
          </table:table-cell>
          <table:table-cell office:value-type="float" office:value="-3.7" calcext:value-type="float">
            <text:p>-3.7</text:p>
          </table:table-cell>
          <table:table-cell office:value-type="float" office:value="-2.3" calcext:value-type="float">
            <text:p>-2.3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.1</text:p>
          </table:table-cell>
          <table:table-cell office:value-type="float" office:value="13.1" calcext:value-type="float">
            <text:p>13.1</text:p>
          </table:table-cell>
          <table:table-cell office:value-type="float" office:value="16.2" calcext:value-type="float">
            <text:p>16.2</text:p>
          </table:table-cell>
          <table:table-cell office:value-type="float" office:value="16.1" calcext:value-type="float">
            <text:p>16.1</text:p>
          </table:table-cell>
          <table:table-cell office:value-type="float" office:value="12.9" calcext:value-type="float">
            <text:p>12.9</text:p>
          </table:table-cell>
          <table:table-cell office:value-type="float" office:value="10.5" calcext:value-type="float">
            <text:p>10.5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formula="of:=AVERAGE([.C91:.C95])" office:value-type="float" office:value="8.34333333333333" calcext:value-type="float">
            <text:p>8.343</text:p>
          </table:table-cell>
          <table:table-cell table:formula="of:=AVERAGE([.F95:.Q95])" office:value-type="float" office:value="7.78333333333334" calcext:value-type="float">
            <text:p>7.783</text:p>
          </table:table-cell>
          <table:table-cell table:formula="of:=STDEV([.C91:.C95])" office:value-type="float" office:value="0.723691347652204" calcext:value-type="float">
            <text:p>0.724</text:p>
          </table:table-cell>
          <table:table-cell table:formula="of:=STDEV([.F95:.Q95])" office:value-type="float" office:value="6.29297347455995" calcext:value-type="float">
            <text:p>6.293</text:p>
          </table:table-cell>
          <table:table-cell office:value-type="float" office:value="0.2" calcext:value-type="float">
            <text:p>0.2</text:p>
          </table:table-cell>
          <table:table-cell office:value-type="float" office:value="-3.6" calcext:value-type="float">
            <text:p>-3.6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office:value-type="float" office:value="15.6" calcext:value-type="float">
            <text:p>15.6</text:p>
          </table:table-cell>
          <table:table-cell office:value-type="float" office:value="14.8" calcext:value-type="float">
            <text:p>14.8</text:p>
          </table:table-cell>
          <table:table-cell office:value-type="float" office:value="11.4" calcext:value-type="float">
            <text:p>11.4</text:p>
          </table:table-cell>
          <table:table-cell office:value-type="float" office:value="10.2" calcext:value-type="float">
            <text:p>10.2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formula="of:=AVERAGE([.C92:.C96])" office:value-type="float" office:value="8.08" calcext:value-type="float">
            <text:p>8.080</text:p>
          </table:table-cell>
          <table:table-cell table:formula="of:=AVERAGE([.F96:.Q96])" office:value-type="float" office:value="7.50833333333333" calcext:value-type="float">
            <text:p>7.508</text:p>
          </table:table-cell>
          <table:table-cell table:formula="of:=STDEV([.C92:.C96])" office:value-type="float" office:value="0.74387779014208" calcext:value-type="float">
            <text:p>0.744</text:p>
          </table:table-cell>
          <table:table-cell table:formula="of:=STDEV([.F96:.Q96])" office:value-type="float" office:value="6.22070711171141" calcext:value-type="float">
            <text:p>6.221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.5</text:p>
          </table:table-cell>
          <table:table-cell office:value-type="float" office:value="10.1" calcext:value-type="float">
            <text:p>10.1</text:p>
          </table:table-cell>
          <table:table-cell office:value-type="float" office:value="6.8" calcext:value-type="float">
            <text:p>6.8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formula="of:=AVERAGE([.C93:.C97])" office:value-type="float" office:value="8.09833333333333" calcext:value-type="float">
            <text:p>8.098</text:p>
          </table:table-cell>
          <table:table-cell table:formula="of:=AVERAGE([.F97:.Q97])" office:value-type="float" office:value="9.325" calcext:value-type="float">
            <text:p>9.325</text:p>
          </table:table-cell>
          <table:table-cell table:formula="of:=STDEV([.C93:.C97])" office:value-type="float" office:value="0.779676749257879" calcext:value-type="float">
            <text:p>0.780</text:p>
          </table:table-cell>
          <table:table-cell table:formula="of:=STDEV([.F97:.Q97])" office:value-type="float" office:value="5.13793821400268" calcext:value-type="float">
            <text:p>5.138</text:p>
          </table:table-cell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office:value-type="float" office:value="6.6" calcext:value-type="float">
            <text:p>6.6</text:p>
          </table:table-cell>
          <table:table-cell office:value-type="float" office:value="12.5" calcext:value-type="float">
            <text:p>12.5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office:value-type="float" office:value="15.7" calcext:value-type="float">
            <text:p>15.7</text:p>
          </table:table-cell>
          <table:table-cell office:value-type="float" office:value="14" calcext:value-type="float">
            <text:p>14</text:p>
          </table:table-cell>
          <table:table-cell office:value-type="float" office:value="9.9" calcext:value-type="float">
            <text:p>9.9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formula="of:=AVERAGE([.C94:.C98])" office:value-type="float" office:value="8.38833333333333" calcext:value-type="float">
            <text:p>8.388</text:p>
          </table:table-cell>
          <table:table-cell table:formula="of:=AVERAGE([.F98:.Q98])" office:value-type="float" office:value="9.85" calcext:value-type="float">
            <text:p>9.850</text:p>
          </table:table-cell>
          <table:table-cell table:formula="of:=STDEV([.C94:.C98])" office:value-type="float" office:value="1.11673818178957" calcext:value-type="float">
            <text:p>1.117</text:p>
          </table:table-cell>
          <table:table-cell table:formula="of:=STDEV([.F98:.Q98])" office:value-type="float" office:value="4.98898787330657" calcext:value-type="float">
            <text:p>4.989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12.1" calcext:value-type="float">
            <text:p>12.1</text:p>
          </table:table-cell>
          <table:table-cell office:value-type="float" office:value="15.3" calcext:value-type="float">
            <text:p>15.3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4.7" calcext:value-type="float">
            <text:p>14.7</text:p>
          </table:table-cell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formula="of:=AVERAGE([.C95:.C99])" office:value-type="float" office:value="8.87166666666667" calcext:value-type="float">
            <text:p>8.872</text:p>
          </table:table-cell>
          <table:table-cell table:formula="of:=AVERAGE([.F99:.Q99])" office:value-type="float" office:value="9.89166666666667" calcext:value-type="float">
            <text:p>9.892</text:p>
          </table:table-cell>
          <table:table-cell table:formula="of:=STDEV([.C95:.C99])" office:value-type="float" office:value="1.1452286283145" calcext:value-type="float">
            <text:p>1.145</text:p>
          </table:table-cell>
          <table:table-cell table:formula="of:=STDEV([.F99:.Q99])" office:value-type="float" office:value="4.68895381495573" calcext:value-type="float">
            <text:p>4.689</text:p>
          </table:table-cell>
          <table:table-cell office:value-type="float" office:value="4.7" calcext:value-type="float">
            <text:p>4.7</text:p>
          </table:table-cell>
          <table:table-cell office:value-type="float" office:value="6.1" calcext:value-type="float">
            <text:p>6.1</text:p>
          </table:table-cell>
          <table:table-cell office:value-type="float" office:value="7.1" calcext:value-type="float">
            <text:p>7.1</text:p>
          </table:table-cell>
          <table:table-cell office:value-type="float" office:value="8.1" calcext:value-type="float">
            <text:p>8.1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15.7" calcext:value-type="float">
            <text:p>15.7</text:p>
          </table:table-cell>
          <table:table-cell office:value-type="float" office:value="16.9" calcext:value-type="float">
            <text:p>16.9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formula="of:=AVERAGE([.C96:.C100])" office:value-type="float" office:value="9.06833333333333" calcext:value-type="float">
            <text:p>9.068</text:p>
          </table:table-cell>
          <table:table-cell table:formula="of:=AVERAGE([.F100:.Q100])" office:value-type="float" office:value="8.76666666666667" calcext:value-type="float">
            <text:p>8.767</text:p>
          </table:table-cell>
          <table:table-cell table:formula="of:=STDEV([.C96:.C100])" office:value-type="float" office:value="0.984804690168452" calcext:value-type="float">
            <text:p>0.985</text:p>
          </table:table-cell>
          <table:table-cell table:formula="of:=STDEV([.F100:.Q100])" office:value-type="float" office:value="5.78639993799463" calcext:value-type="float">
            <text:p>5.786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5.3" calcext:value-type="float">
            <text:p>5.3</text:p>
          </table:table-cell>
          <table:table-cell office:value-type="float" office:value="7.5" calcext:value-type="float">
            <text:p>7.5</text:p>
          </table:table-cell>
          <table:table-cell office:value-type="float" office:value="9.3" calcext:value-type="float">
            <text:p>9.3</text:p>
          </table:table-cell>
          <table:table-cell office:value-type="float" office:value="12.4" calcext:value-type="float">
            <text:p>12.4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4.3" calcext:value-type="float">
            <text:p>14.3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formula="of:=AVERAGE([.C97:.C101])" office:value-type="float" office:value="9.535" calcext:value-type="float">
            <text:p>9.535</text:p>
          </table:table-cell>
          <table:table-cell table:formula="of:=AVERAGE([.F101:.Q101])" office:value-type="float" office:value="9.84166666666667" calcext:value-type="float">
            <text:p>9.842</text:p>
          </table:table-cell>
          <table:table-cell table:formula="of:=STDEV([.C97:.C101])" office:value-type="float" office:value="0.488599188155964" calcext:value-type="float">
            <text:p>0.489</text:p>
          </table:table-cell>
          <table:table-cell table:formula="of:=STDEV([.F101:.Q101])" office:value-type="float" office:value="5.69839823320926" calcext:value-type="float">
            <text:p>5.698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office:value-type="float" office:value="7.3" calcext:value-type="float">
            <text:p>7.3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6.9" calcext:value-type="float">
            <text:p>16.9</text:p>
          </table:table-cell>
          <table:table-cell office:value-type="float" office:value="14.1" calcext:value-type="float">
            <text:p>14.1</text:p>
          </table:table-cell>
          <table:table-cell office:value-type="float" office:value="7.8" calcext:value-type="float">
            <text:p>7.8</text:p>
          </table:table-cell>
          <table:table-cell office:value-type="float" office:value="6.4" calcext:value-type="float">
            <text:p>6.4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formula="of:=AVERAGE([.C98:.C102])" office:value-type="float" office:value="9.33666666666667" calcext:value-type="float">
            <text:p>9.337</text:p>
          </table:table-cell>
          <table:table-cell table:formula="of:=AVERAGE([.F102:.Q102])" office:value-type="float" office:value="8.33333333333333" calcext:value-type="float">
            <text:p>8.333</text:p>
          </table:table-cell>
          <table:table-cell table:formula="of:=STDEV([.C98:.C102])" office:value-type="float" office:value="0.734530273182954" calcext:value-type="float">
            <text:p>0.735</text:p>
          </table:table-cell>
          <table:table-cell table:formula="of:=STDEV([.F102:.Q102])" office:value-type="float" office:value="5.25535801623333" calcext:value-type="float">
            <text:p>5.255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8.4" calcext:value-type="float">
            <text:p>8.4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2.2" calcext:value-type="float">
            <text:p>12.2</text:p>
          </table:table-cell>
          <table:table-cell office:value-type="float" office:value="8.1" calcext:value-type="float">
            <text:p>8.1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formula="of:=AVERAGE([.C99:.C103])" office:value-type="float" office:value="9.27" calcext:value-type="float">
            <text:p>9.270</text:p>
          </table:table-cell>
          <table:table-cell table:formula="of:=AVERAGE([.F103:.Q103])" office:value-type="float" office:value="9.51666666666667" calcext:value-type="float">
            <text:p>9.517</text:p>
          </table:table-cell>
          <table:table-cell table:formula="of:=STDEV([.C99:.C103])" office:value-type="float" office:value="0.690073466298257" calcext:value-type="float">
            <text:p>0.690</text:p>
          </table:table-cell>
          <table:table-cell table:formula="of:=STDEV([.F103:.Q103])" office:value-type="float" office:value="5.99026988818812" calcext:value-type="float">
            <text:p>5.990</text:p>
          </table:table-cell>
          <table:table-cell office:value-type="float" office:value="3.8" calcext:value-type="float">
            <text:p>3.8</text:p>
          </table:table-cell>
          <table:table-cell office:value-type="float" office:value="-0.3" calcext:value-type="float">
            <text:p>-0.3</text:p>
          </table:table-cell>
          <table:table-cell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20.2" calcext:value-type="float">
            <text:p>20.2</text:p>
          </table:table-cell>
          <table:table-cell office:value-type="float" office:value="17.4" calcext:value-type="float">
            <text:p>17.4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5.3" calcext:value-type="float">
            <text:p>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formula="of:=AVERAGE([.C100:.C104])" office:value-type="float" office:value="9.14333333333333" calcext:value-type="float">
            <text:p>9.143</text:p>
          </table:table-cell>
          <table:table-cell table:formula="of:=AVERAGE([.F104:.Q104])" office:value-type="float" office:value="9.25833333333333" calcext:value-type="float">
            <text:p>9.258</text:p>
          </table:table-cell>
          <table:table-cell table:formula="of:=STDEV([.C100:.C104])" office:value-type="float" office:value="0.599635305831805" calcext:value-type="float">
            <text:p>0.600</text:p>
          </table:table-cell>
          <table:table-cell table:formula="of:=STDEV([.F104:.Q104])" office:value-type="float" office:value="6.46184020135741" calcext:value-type="float">
            <text:p>6.462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 office:value-type="float" office:value="10.7" calcext:value-type="float">
            <text:p>10.7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8.6" calcext:value-type="float">
            <text:p>18.6</text:p>
          </table:table-cell>
          <table:table-cell office:value-type="float" office:value="14.4" calcext:value-type="float">
            <text:p>14.4</text:p>
          </table:table-cell>
          <table:table-cell office:value-type="float" office:value="12.8" calcext:value-type="float">
            <text:p>12.8</text:p>
          </table:table-cell>
          <table:table-cell office:value-type="float" office:value="5.2" calcext:value-type="float">
            <text:p>5.2</text:p>
          </table:table-cell>
          <table:table-cell office:value-type="float" office:value="-0.9" calcext:value-type="float">
            <text:p>-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formula="of:=AVERAGE([.C101:.C105])" office:value-type="float" office:value="8.885" calcext:value-type="float">
            <text:p>8.885</text:p>
          </table:table-cell>
          <table:table-cell table:formula="of:=AVERAGE([.F105:.Q105])" office:value-type="float" office:value="7.475" calcext:value-type="float">
            <text:p>7.475</text:p>
          </table:table-cell>
          <table:table-cell table:formula="of:=STDEV([.C101:.C105])" office:value-type="float" office:value="0.96773288899595" calcext:value-type="float">
            <text:p>0.968</text:p>
          </table:table-cell>
          <table:table-cell table:formula="of:=STDEV([.F105:.Q105])" office:value-type="float" office:value="7.03305507133021" calcext:value-type="float">
            <text:p>7.033</text:p>
          </table:table-cell>
          <table:table-cell office:value-type="float" office:value="-2" calcext:value-type="float">
            <text:p>-2</text:p>
          </table:table-cell>
          <table:table-cell office:value-type="float" office:value="-2.4" calcext:value-type="float">
            <text:p>-2.4</text:p>
          </table:table-cell>
          <table:table-cell office:value-type="float" office:value="0.3" calcext:value-type="float">
            <text:p>0.3</text:p>
          </table:table-cell>
          <table:table-cell office:value-type="float" office:value="7.1" calcext:value-type="float">
            <text:p>7.1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  <table:table-cell office:value-type="float" office:value="15.2" calcext:value-type="float">
            <text:p>15.2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formula="of:=AVERAGE([.C102:.C106])" office:value-type="float" office:value="8.77" calcext:value-type="float">
            <text:p>8.770</text:p>
          </table:table-cell>
          <table:table-cell table:formula="of:=AVERAGE([.F106:.Q106])" office:value-type="float" office:value="9.26666666666667" calcext:value-type="float">
            <text:p>9.267</text:p>
          </table:table-cell>
          <table:table-cell table:formula="of:=STDEV([.C102:.C106])" office:value-type="float" office:value="0.85298902559047" calcext:value-type="float">
            <text:p>0.853</text:p>
          </table:table-cell>
          <table:table-cell table:formula="of:=STDEV([.F106:.Q106])" office:value-type="float" office:value="6.82912656911334" calcext:value-type="float">
            <text:p>6.829</text:p>
          </table:table-cell>
          <table:table-cell office:value-type="float" office:value="-0.8" calcext:value-type="float">
            <text:p>-0.8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office:value-type="float" office:value="10.8" calcext:value-type="float">
            <text:p>10.8</text:p>
          </table:table-cell>
          <table:table-cell office:value-type="float" office:value="15.4" calcext:value-type="float">
            <text:p>15.4</text:p>
          </table:table-cell>
          <table:table-cell office:value-type="float" office:value="18.1" calcext:value-type="float">
            <text:p>18.1</text:p>
          </table:table-cell>
          <table:table-cell office:value-type="float" office:value="21.4" calcext:value-type="float">
            <text:p>21.4</text:p>
          </table:table-cell>
          <table:table-cell office:value-type="float" office:value="14.4" calcext:value-type="float">
            <text:p>14.4</text:p>
          </table:table-cell>
          <table:table-cell office:value-type="float" office:value="9.4" calcext:value-type="float">
            <text:p>9.4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formula="of:=AVERAGE([.C103:.C107])" office:value-type="float" office:value="8.94166666666667" calcext:value-type="float">
            <text:p>8.942</text:p>
          </table:table-cell>
          <table:table-cell table:formula="of:=AVERAGE([.F107:.Q107])" office:value-type="float" office:value="9.19166666666667" calcext:value-type="float">
            <text:p>9.192</text:p>
          </table:table-cell>
          <table:table-cell table:formula="of:=STDEV([.C103:.C107])" office:value-type="float" office:value="0.829177135612303" calcext:value-type="float">
            <text:p>0.829</text:p>
          </table:table-cell>
          <table:table-cell table:formula="of:=STDEV([.F107:.Q107])" office:value-type="float" office:value="5.23058458984416" calcext:value-type="float">
            <text:p>5.231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  <table:table-cell office:value-type="float" office:value="12.8" calcext:value-type="float">
            <text:p>12.8</text:p>
          </table:table-cell>
          <table:table-cell office:value-type="float" office:value="15.1" calcext:value-type="float">
            <text:p>15.1</text:p>
          </table:table-cell>
          <table:table-cell office:value-type="float" office:value="15.3" calcext:value-type="float">
            <text:p>15.3</text:p>
          </table:table-cell>
          <table:table-cell office:value-type="float" office:value="15.7" calcext:value-type="float">
            <text:p>15.7</text:p>
          </table:table-cell>
          <table:table-cell office:value-type="float" office:value="14.2" calcext:value-type="float">
            <text:p>14.2</text:p>
          </table:table-cell>
          <table:table-cell office:value-type="float" office:value="9.7" calcext:value-type="float">
            <text:p>9.7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formula="of:=AVERAGE([.C104:.C108])" office:value-type="float" office:value="9.04999999999999" calcext:value-type="float">
            <text:p>9.050</text:p>
          </table:table-cell>
          <table:table-cell table:formula="of:=AVERAGE([.F108:.Q108])" office:value-type="float" office:value="10.0583333333333" calcext:value-type="float">
            <text:p>10.058</text:p>
          </table:table-cell>
          <table:table-cell table:formula="of:=STDEV([.C104:.C108])" office:value-type="float" office:value="0.949707557327216" calcext:value-type="float">
            <text:p>0.950</text:p>
          </table:table-cell>
          <table:table-cell table:formula="of:=STDEV([.F108:.Q108])" office:value-type="float" office:value="5.87683562554688" calcext:value-type="float">
            <text:p>5.877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10.9" calcext:value-type="float">
            <text:p>10.9</text:p>
          </table:table-cell>
          <table:table-cell office:value-type="float" office:value="6.7" calcext:value-type="float">
            <text:p>6.7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formula="of:=AVERAGE([.C105:.C109])" office:value-type="float" office:value="9.23999999999999" calcext:value-type="float">
            <text:p>9.240</text:p>
          </table:table-cell>
          <table:table-cell table:formula="of:=AVERAGE([.F109:.Q109])" office:value-type="float" office:value="10.2083333333333" calcext:value-type="float">
            <text:p>10.208</text:p>
          </table:table-cell>
          <table:table-cell table:formula="of:=STDEV([.C105:.C109])" office:value-type="float" office:value="1.08692353814689" calcext:value-type="float">
            <text:p>1.087</text:p>
          </table:table-cell>
          <table:table-cell table:formula="of:=STDEV([.F109:.Q109])" office:value-type="float" office:value="4.69050459261403" calcext:value-type="float">
            <text:p>4.691</text:p>
          </table:table-cell>
          <table:table-cell office:value-type="float" office:value="4.3" calcext:value-type="float">
            <text:p>4.3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16.4" calcext:value-type="float">
            <text:p>16.4</text:p>
          </table:table-cell>
          <table:table-cell office:value-type="float" office:value="14.4" calcext:value-type="float">
            <text:p>14.4</text:p>
          </table:table-cell>
          <table:table-cell office:value-type="float" office:value="12.1" calcext:value-type="float">
            <text:p>12.1</text:p>
          </table:table-cell>
          <table:table-cell office:value-type="float" office:value="7.9" calcext:value-type="float">
            <text:p>7.9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formula="of:=AVERAGE([.C106:.C110])" office:value-type="float" office:value="9.58499999999999" calcext:value-type="float">
            <text:p>9.585</text:p>
          </table:table-cell>
          <table:table-cell table:formula="of:=AVERAGE([.F110:.Q110])" office:value-type="float" office:value="9.2" calcext:value-type="float">
            <text:p>9.200</text:p>
          </table:table-cell>
          <table:table-cell table:formula="of:=STDEV([.C106:.C110])" office:value-type="float" office:value="0.504197657449694" calcext:value-type="float">
            <text:p>0.504</text:p>
          </table:table-cell>
          <table:table-cell table:formula="of:=STDEV([.F110:.Q110])" office:value-type="float" office:value="6.30396700498979" calcext:value-type="float">
            <text:p>6.304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13.2" calcext:value-type="float">
            <text:p>13.2</text:p>
          </table:table-cell>
          <table:table-cell office:value-type="float" office:value="18.2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2.3" calcext:value-type="float">
            <text:p>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formula="of:=AVERAGE([.C107:.C111])" office:value-type="float" office:value="9.73999999999999" calcext:value-type="float">
            <text:p>9.740</text:p>
          </table:table-cell>
          <table:table-cell table:formula="of:=AVERAGE([.F111:.Q111])" office:value-type="float" office:value="10.0416666666667" calcext:value-type="float">
            <text:p>10.042</text:p>
          </table:table-cell>
          <table:table-cell table:formula="of:=STDEV([.C107:.C111])" office:value-type="float" office:value="0.500985140609083" calcext:value-type="float">
            <text:p>0.501</text:p>
          </table:table-cell>
          <table:table-cell table:formula="of:=STDEV([.F111:.Q111])" office:value-type="float" office:value="6.3204514127241" calcext:value-type="float">
            <text:p>6.320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8.1" calcext:value-type="float">
            <text:p>8.1</text:p>
          </table:table-cell>
          <table:table-cell office:value-type="float" office:value="13.3" calcext:value-type="float">
            <text:p>13.3</text:p>
          </table:table-cell>
          <table:table-cell office:value-type="float" office:value="16.4" calcext:value-type="float">
            <text:p>16.4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.7" calcext:value-type="float">
            <text:p>8.7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24"/>
        </table:table-row>
        <table:table-row table:style-name="ro1" table:number-rows-repeated="104846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4.17mm" svg:y="18.76mm">
            <draw:object draw:notify-on-update-of-ranges="Sheet1.A11:Sheet1.A111 Sheet1.C10:Sheet1.C10 Sheet1.C11:Sheet1.C111 Sheet1.A11:Sheet1.A111 Sheet1.E10:Sheet1.E10 Sheet1.E11:Sheet1.E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3.06mm" svg:y="157.82mm">
            <draw:object draw:notify-on-update-of-ranges="Sheet1.A11:Sheet1.A111 Sheet1.C10:Sheet1.C10 Sheet1.C11:Sheet1.C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5.67mm" svg:height="125.31mm" svg:x="22.6mm" svg:y="292.62mm">
            <draw:object draw:notify-on-update-of-ranges="Sheet1.A11:Sheet1.A111 Sheet1.B10:Sheet1.B10 Sheet1.B11:Sheet1.B111 Sheet1.A11:Sheet1.A111 Sheet1.D10:Sheet1.D10 Sheet1.D11:Sheet1.D1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95.67mm" svg:height="125.31mm" svg:x="22.59mm" svg:y="438.02mm">
            <draw:object draw:notify-on-update-of-ranges="Sheet1.A11:Sheet1.A111 Sheet1.B10:Sheet1.B10 Sheet1.B11:Sheet1.B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3:47:27.133088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6T16:12:13.736284139</dc:date>
    <meta:editing-duration>P1DT6H51M53S</meta:editing-duration>
    <meta:editing-cycles>11</meta:editing-cycles>
    <meta:generator>LibreOffice/6.0.3.2$Linux_X86_64 LibreOffice_project/00m0$Build-2</meta:generator>
    <meta:document-statistic meta:table-count="2" meta:cell-count="2944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minimum="1880" chart:maximum="20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4" chart:maximum="1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15cm" chart:symbol-height="0.15cm"/>
    </style:style>
    <style:style style:name="ch13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6cm" chart:style-name="ch2">
          <text:p>Station = 990010</text:p>
        </chart:title>
        <chart:subtitle svg:x="5.243cm" svg:y="1.354cm" chart:style-name="ch3">
          <text:p>Country= GERMANY Lat= 54.7 Long=   -8.5 Height= 8 </text:p>
        </chart:subtitle>
        <chart:plot-area chart:style-name="ch4" table:cell-range-address="Sheet1.A11:Sheet1.A111 Sheet1.C10:Sheet1.C111 Sheet1.E10:Sheet1.E111" chart:data-source-has-labels="row" svg:x="1.337cm" svg:y="2.175cm" svg:width="17.84cm" svg:height="9.191cm">
          <chartooo:coordinate-region svg:x="2.706cm" svg:y="2.328cm" svg:width="16.471cm" svg:height="8.483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8.25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C11:Sheet1.C111" chart:label-cell-address="Sheet1.C10:Sheet1.C10" chart:class="chart:scatter">
            <chart:domain table:cell-range-address="Sheet1.A11:Sheet1.A111"/>
            <chart:regression-curve chart:style-name="ch11"/>
            <chart:data-point chart:repeated="44"/>
            <chart:data-point chart:style-name="ch12"/>
            <chart:data-point chart:repeated="56"/>
          </chart:series>
          <chart:series chart:style-name="ch13" chart:values-cell-range-address="Sheet1.E11:Sheet1.E111" chart:label-cell-address="Sheet1.E10:Sheet1.E10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0:Sheet1.C10</svg:desc>
                </draw:g>
              </table:table-cell>
              <table:table-cell office:value-type="string">
                <text:p> StdDev  Monthly Temperature (Yr)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6.89166666666667">
                <text:p>6.89166666666667</text:p>
                <draw:g>
                  <svg:desc>Sheet1.C11:Sheet1.C111</svg:desc>
                </draw:g>
              </table:table-cell>
              <table:table-cell office:value-type="float" office:value="6.21310321137123">
                <text:p>6.21310321137123</text:p>
                <draw:g>
                  <svg:desc>Sheet1.E11:Sheet1.E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8.2">
                <text:p>8.2</text:p>
              </table:table-cell>
              <table:table-cell office:value-type="float" office:value="7.19242025266246">
                <text:p>7.19242025266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7.88333333333333">
                <text:p>7.88333333333333</text:p>
              </table:table-cell>
              <table:table-cell office:value-type="float" office:value="6.31402959265869">
                <text:p>6.31402959265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7.89166666666667">
                <text:p>7.89166666666667</text:p>
              </table:table-cell>
              <table:table-cell office:value-type="float" office:value="6.69714434846991">
                <text:p>6.69714434846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09166666666667">
                <text:p>7.09166666666667</text:p>
              </table:table-cell>
              <table:table-cell office:value-type="float" office:value="6.20680833415772">
                <text:p>6.20680833415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6.80979686432226">
                <text:p>6.80979686432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8.50833333333333">
                <text:p>8.50833333333333</text:p>
              </table:table-cell>
              <table:table-cell office:value-type="float" office:value="5.27230471138543">
                <text:p>5.27230471138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4">
                <text:p>7.4</text:p>
              </table:table-cell>
              <table:table-cell office:value-type="float" office:value="7.31262917523824">
                <text:p>7.31262917523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8.25">
                <text:p>8.25</text:p>
              </table:table-cell>
              <table:table-cell office:value-type="float" office:value="6.18392343831237">
                <text:p>6.18392343831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.00833333333333">
                <text:p>8.00833333333333</text:p>
              </table:table-cell>
              <table:table-cell office:value-type="float" office:value="6.65493095836509">
                <text:p>6.65493095836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4.95925825343291">
                <text:p>4.95925825343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44166666666667">
                <text:p>8.44166666666667</text:p>
              </table:table-cell>
              <table:table-cell office:value-type="float" office:value="5.98732879175731">
                <text:p>5.98732879175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4166666666667">
                <text:p>8.34166666666667</text:p>
              </table:table-cell>
              <table:table-cell office:value-type="float" office:value="6.41708774690787">
                <text:p>6.41708774690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225">
                <text:p>8.225</text:p>
              </table:table-cell>
              <table:table-cell office:value-type="float" office:value="7.08123320025288">
                <text:p>7.08123320025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7.15">
                <text:p>7.15</text:p>
              </table:table-cell>
              <table:table-cell office:value-type="float" office:value="5.44601605846796">
                <text:p>5.44601605846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35833333333333">
                <text:p>8.35833333333333</text:p>
              </table:table-cell>
              <table:table-cell office:value-type="float" office:value="5.53262363101126">
                <text:p>5.53262363101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28333333333333">
                <text:p>8.28333333333333</text:p>
              </table:table-cell>
              <table:table-cell office:value-type="float" office:value="5.68312227458453">
                <text:p>5.68312227458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25833333333333">
                <text:p>8.25833333333333</text:p>
              </table:table-cell>
              <table:table-cell office:value-type="float" office:value="6.24084177500168">
                <text:p>6.2408417750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61666666666667">
                <text:p>8.61666666666667</text:p>
              </table:table-cell>
              <table:table-cell office:value-type="float" office:value="6.08124289529">
                <text:p>6.08124289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7.775">
                <text:p>7.775</text:p>
              </table:table-cell>
              <table:table-cell office:value-type="float" office:value="5.64432538846841">
                <text:p>5.64432538846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175">
                <text:p>8.175</text:p>
              </table:table-cell>
              <table:table-cell office:value-type="float" office:value="5.93833845754548">
                <text:p>5.93833845754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7.51666666666667">
                <text:p>7.51666666666667</text:p>
              </table:table-cell>
              <table:table-cell office:value-type="float" office:value="5.98419635879423">
                <text:p>5.98419635879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99166666666667">
                <text:p>8.99166666666667</text:p>
              </table:table-cell>
              <table:table-cell office:value-type="float" office:value="5.79756349031578">
                <text:p>5.79756349031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5.97659576763369">
                <text:p>5.97659576763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15833333333333">
                <text:p>8.15833333333333</text:p>
              </table:table-cell>
              <table:table-cell office:value-type="float" office:value="6.15488842426502">
                <text:p>6.15488842426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98333333333333">
                <text:p>8.98333333333333</text:p>
              </table:table-cell>
              <table:table-cell office:value-type="float" office:value="5.27495511972865">
                <text:p>5.27495511972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9.375">
                <text:p>9.375</text:p>
              </table:table-cell>
              <table:table-cell office:value-type="float" office:value="5.84514172780967">
                <text:p>5.84514172780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7.63333333333333">
                <text:p>7.63333333333333</text:p>
              </table:table-cell>
              <table:table-cell office:value-type="float" office:value="5.88176431992574">
                <text:p>5.881764319925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275">
                <text:p>8.275</text:p>
              </table:table-cell>
              <table:table-cell office:value-type="float" office:value="5.21590661517073">
                <text:p>5.21590661517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7.925">
                <text:p>7.925</text:p>
              </table:table-cell>
              <table:table-cell office:value-type="float" office:value="7.46849443267578">
                <text:p>7.4684944326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49166666666667">
                <text:p>8.49166666666667</text:p>
              </table:table-cell>
              <table:table-cell office:value-type="float" office:value="5.53705834821299">
                <text:p>5.53705834821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6.02665795118705">
                <text:p>6.02665795118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65833333333333">
                <text:p>8.65833333333333</text:p>
              </table:table-cell>
              <table:table-cell office:value-type="float" office:value="5.51369507076093">
                <text:p>5.513695070760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9.15">
                <text:p>9.15</text:p>
              </table:table-cell>
              <table:table-cell office:value-type="float" office:value="5.53919915445611">
                <text:p>5.539199154456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7.2">
                <text:p>7.2</text:p>
              </table:table-cell>
              <table:table-cell office:value-type="float" office:value="6.01694576705128">
                <text:p>6.01694576705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71666666666667">
                <text:p>7.71666666666667</text:p>
              </table:table-cell>
              <table:table-cell office:value-type="float" office:value="5.74580215672646">
                <text:p>5.74580215672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7.74166666666667">
                <text:p>7.74166666666667</text:p>
              </table:table-cell>
              <table:table-cell office:value-type="float" office:value="6.41496238681432">
                <text:p>6.41496238681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71666666666667">
                <text:p>8.71666666666667</text:p>
              </table:table-cell>
              <table:table-cell office:value-type="float" office:value="6.02537563270138">
                <text:p>6.02537563270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70833333333333">
                <text:p>8.70833333333333</text:p>
              </table:table-cell>
              <table:table-cell office:value-type="float" office:value="5.84223779251088">
                <text:p>5.84223779251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125">
                <text:p>8.125</text:p>
              </table:table-cell>
              <table:table-cell office:value-type="float" office:value="6.11408582328916">
                <text:p>6.11408582328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125">
                <text:p>8.125</text:p>
              </table:table-cell>
              <table:table-cell office:value-type="float" office:value="5.29753373149843">
                <text:p>5.29753373149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7.38700743115091">
                <text:p>7.38700743115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5.85762259148218">
                <text:p>5.85762259148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7.96666666666667">
                <text:p>7.96666666666667</text:p>
              </table:table-cell>
              <table:table-cell office:value-type="float" office:value="5.98077728808697">
                <text:p>5.98077728808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9">
                <text:p>9</text:p>
              </table:table-cell>
              <table:table-cell office:value-type="float" office:value="6.11570259102077">
                <text:p>6.11570259102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73333333333333">
                <text:p>8.73333333333333</text:p>
              </table:table-cell>
              <table:table-cell office:value-type="float" office:value="6.69957031638914">
                <text:p>6.699570316389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9.74166666666667">
                <text:p>9.74166666666667</text:p>
              </table:table-cell>
              <table:table-cell office:value-type="float" office:value="5.46483940266955">
                <text:p>5.464839402669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75">
                <text:p>8.875</text:p>
              </table:table-cell>
              <table:table-cell office:value-type="float" office:value="5.83237438005234">
                <text:p>5.83237438005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8.7">
                <text:p>8.7</text:p>
              </table:table-cell>
              <table:table-cell office:value-type="float" office:value="6.00923531665295">
                <text:p>6.00923531665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28333333333333">
                <text:p>9.28333333333333</text:p>
              </table:table-cell>
              <table:table-cell office:value-type="float" office:value="5.88570430377836">
                <text:p>5.88570430377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46666666666667">
                <text:p>9.46666666666667</text:p>
              </table:table-cell>
              <table:table-cell office:value-type="float" office:value="5.41014759222861">
                <text:p>5.41014759222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8.81666666666667">
                <text:p>8.81666666666667</text:p>
              </table:table-cell>
              <table:table-cell office:value-type="float" office:value="6.32683079264713">
                <text:p>6.326830792647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8.79166666666667">
                <text:p>8.79166666666667</text:p>
              </table:table-cell>
              <table:table-cell office:value-type="float" office:value="5.88502851361492">
                <text:p>5.88502851361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025">
                <text:p>8.025</text:p>
              </table:table-cell>
              <table:table-cell office:value-type="float" office:value="5.82566812399308">
                <text:p>5.82566812399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9.4">
                <text:p>9.4</text:p>
              </table:table-cell>
              <table:table-cell office:value-type="float" office:value="6.20278529811773">
                <text:p>6.20278529811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175">
                <text:p>8.175</text:p>
              </table:table-cell>
              <table:table-cell office:value-type="float" office:value="6.36555003693532">
                <text:p>6.36555003693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1">
                <text:p>8.1</text:p>
              </table:table-cell>
              <table:table-cell office:value-type="float" office:value="7.12358438887717">
                <text:p>7.12358438887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7.54166666666667">
                <text:p>7.54166666666667</text:p>
              </table:table-cell>
              <table:table-cell office:value-type="float" office:value="6.64809724430208">
                <text:p>6.6480972443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5.36517954174429">
                <text:p>5.365179541744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3">
                <text:p>8.3</text:p>
              </table:table-cell>
              <table:table-cell office:value-type="float" office:value="6.47119491565226">
                <text:p>6.47119491565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9.35833333333333">
                <text:p>9.35833333333333</text:p>
              </table:table-cell>
              <table:table-cell office:value-type="float" office:value="6.40219540943621">
                <text:p>6.402195409436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45">
                <text:p>8.45</text:p>
              </table:table-cell>
              <table:table-cell office:value-type="float" office:value="5.85266062262595">
                <text:p>5.8526606226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99166666666667">
                <text:p>8.99166666666667</text:p>
              </table:table-cell>
              <table:table-cell office:value-type="float" office:value="5.75222618301872">
                <text:p>5.75222618301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7.60833333333333">
                <text:p>7.60833333333333</text:p>
              </table:table-cell>
              <table:table-cell office:value-type="float" office:value="5.47016009959046">
                <text:p>5.470160099590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7.3">
                <text:p>7.3</text:p>
              </table:table-cell>
              <table:table-cell office:value-type="float" office:value="7.65815073808767">
                <text:p>7.65815073808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11666666666667">
                <text:p>8.11666666666667</text:p>
              </table:table-cell>
              <table:table-cell office:value-type="float" office:value="5.9580096330804">
                <text:p>5.95800963308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5.72646699479044">
                <text:p>5.72646699479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99166666666667">
                <text:p>7.99166666666667</text:p>
              </table:table-cell>
              <table:table-cell office:value-type="float" office:value="6.53542213053162">
                <text:p>6.53542213053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9.3">
                <text:p>9.3</text:p>
              </table:table-cell>
              <table:table-cell office:value-type="float" office:value="5.59269003415904">
                <text:p>5.592690034159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6.47896362831045">
                <text:p>6.47896362831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7.90833333333334">
                <text:p>7.90833333333334</text:p>
              </table:table-cell>
              <table:table-cell office:value-type="float" office:value="7.47923894199906">
                <text:p>7.479238941999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775">
                <text:p>8.775</text:p>
              </table:table-cell>
              <table:table-cell office:value-type="float" office:value="5.66394096656447">
                <text:p>5.66394096656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9.09166666666667">
                <text:p>9.09166666666667</text:p>
              </table:table-cell>
              <table:table-cell office:value-type="float" office:value="4.55081577768473">
                <text:p>4.550815777684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5.87581071131053">
                <text:p>5.87581071131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50833333333333">
                <text:p>8.50833333333333</text:p>
              </table:table-cell>
              <table:table-cell office:value-type="float" office:value="6.54737398203326">
                <text:p>6.54737398203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575">
                <text:p>8.575</text:p>
              </table:table-cell>
              <table:table-cell office:value-type="float" office:value="5.51594795281662">
                <text:p>5.515947952816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10833333333333">
                <text:p>8.10833333333333</text:p>
              </table:table-cell>
              <table:table-cell office:value-type="float" office:value="5.87157379140199">
                <text:p>5.87157379140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6.46774631724548">
                <text:p>6.46774631724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7.94166666666667">
                <text:p>7.94166666666667</text:p>
              </table:table-cell>
              <table:table-cell office:value-type="float" office:value="6.1872975938734">
                <text:p>6.1872975938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18333333333333">
                <text:p>8.18333333333333</text:p>
              </table:table-cell>
              <table:table-cell office:value-type="float" office:value="6.27300614224202">
                <text:p>6.273006142242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825">
                <text:p>8.825</text:p>
              </table:table-cell>
              <table:table-cell office:value-type="float" office:value="6.58111968920459">
                <text:p>6.58111968920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9.23333333333333">
                <text:p>9.23333333333333</text:p>
              </table:table-cell>
              <table:table-cell office:value-type="float" office:value="5.6891177352961">
                <text:p>5.6891177352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4">
                <text:p>8.4</text:p>
              </table:table-cell>
              <table:table-cell office:value-type="float" office:value="5.59382776736191">
                <text:p>5.593827767361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7.475">
                <text:p>7.475</text:p>
              </table:table-cell>
              <table:table-cell office:value-type="float" office:value="6.9398880001442">
                <text:p>6.9398880001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7.78333333333334">
                <text:p>7.78333333333334</text:p>
              </table:table-cell>
              <table:table-cell office:value-type="float" office:value="6.29297347455995">
                <text:p>6.29297347455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7.50833333333333">
                <text:p>7.50833333333333</text:p>
              </table:table-cell>
              <table:table-cell office:value-type="float" office:value="6.22070711171141">
                <text:p>6.220707111711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9.325">
                <text:p>9.325</text:p>
              </table:table-cell>
              <table:table-cell office:value-type="float" office:value="5.13793821400268">
                <text:p>5.13793821400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9.85">
                <text:p>9.85</text:p>
              </table:table-cell>
              <table:table-cell office:value-type="float" office:value="4.98898787330657">
                <text:p>4.988987873306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9.89166666666667">
                <text:p>9.89166666666667</text:p>
              </table:table-cell>
              <table:table-cell office:value-type="float" office:value="4.68895381495573">
                <text:p>4.688953814955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8.76666666666667">
                <text:p>8.76666666666667</text:p>
              </table:table-cell>
              <table:table-cell office:value-type="float" office:value="5.78639993799463">
                <text:p>5.78639993799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84166666666667">
                <text:p>9.84166666666667</text:p>
              </table:table-cell>
              <table:table-cell office:value-type="float" office:value="5.69839823320926">
                <text:p>5.69839823320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5.25535801623333">
                <text:p>5.2553580162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51666666666667">
                <text:p>9.51666666666667</text:p>
              </table:table-cell>
              <table:table-cell office:value-type="float" office:value="5.99026988818812">
                <text:p>5.990269888188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25833333333333">
                <text:p>9.25833333333333</text:p>
              </table:table-cell>
              <table:table-cell office:value-type="float" office:value="6.46184020135741">
                <text:p>6.46184020135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7.475">
                <text:p>7.475</text:p>
              </table:table-cell>
              <table:table-cell office:value-type="float" office:value="7.03305507133021">
                <text:p>7.03305507133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6.82912656911334">
                <text:p>6.82912656911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9.19166666666667">
                <text:p>9.19166666666667</text:p>
              </table:table-cell>
              <table:table-cell office:value-type="float" office:value="5.23058458984416">
                <text:p>5.23058458984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10.0583333333333">
                <text:p>10.0583333333333</text:p>
              </table:table-cell>
              <table:table-cell office:value-type="float" office:value="5.87683562554688">
                <text:p>5.87683562554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10.2083333333333">
                <text:p>10.2083333333333</text:p>
              </table:table-cell>
              <table:table-cell office:value-type="float" office:value="4.69050459261403">
                <text:p>4.690504592614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2">
                <text:p>9.2</text:p>
              </table:table-cell>
              <table:table-cell office:value-type="float" office:value="6.30396700498979">
                <text:p>6.30396700498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10.0416666666667">
                <text:p>10.0416666666667</text:p>
              </table:table-cell>
              <table:table-cell office:value-type="float" office:value="6.3204514127241">
                <text:p>6.3204514127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880" chart:maximum="20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6" chart:maximum="1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8cm" chart:style-name="ch2">
          <text:p>Station = 990010</text:p>
        </chart:title>
        <chart:subtitle svg:x="5.243cm" svg:y="1.354cm" chart:style-name="ch3">
          <text:p>Country= GERMANY Lat= 54.7 Long=   -8.5 Height= 8 </text:p>
        </chart:subtitle>
        <chart:legend svg:x="2.914cm" svg:y="2.243cm" style:legend-expansion="custom" chartooo:width="9.41cm" chartooo:height="1.499cm" style:legend-expansion-aspect-ratio="6.27751834556371" chart:style-name="ch4"/>
        <chart:plot-area chart:style-name="ch5" table:cell-range-address="Sheet1.A11:Sheet1.A111 Sheet1.C10:Sheet1.C111" chart:data-source-has-labels="row" svg:x="1.337cm" svg:y="2.175cm" svg:width="17.84cm" svg:height="9.191cm">
          <chartooo:coordinate-region svg:x="2.706cm" svg:y="2.328cm" svg:width="16.471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1:Sheet1.C111" chart:label-cell-address="Sheet1.C10:Sheet1.C10" chart:class="chart:scatter">
            <chart:domain table:cell-range-address="Sheet1.A11:Sheet1.A111"/>
            <chart:regression-curve chart:style-name="ch12"/>
            <chart:data-point chart:repeated="44"/>
            <chart:data-point chart:style-name="ch13"/>
            <chart:data-point chart:repeated="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6.89166666666667">
                <text:p>6.89166666666667</text:p>
                <draw:g>
                  <svg:desc>Sheet1.C11:Sheet1.C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7.88333333333333">
                <text:p>7.8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7.89166666666667">
                <text:p>7.89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09166666666667">
                <text:p>7.09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8.50833333333333">
                <text:p>8.50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.00833333333333">
                <text:p>8.008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44166666666667">
                <text:p>8.44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4166666666667">
                <text:p>8.34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225">
                <text:p>8.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35833333333333">
                <text:p>8.35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28333333333333">
                <text:p>8.28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25833333333333">
                <text:p>8.258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61666666666667">
                <text:p>8.61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7.775">
                <text:p>7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7.51666666666667">
                <text:p>7.51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99166666666667">
                <text:p>8.99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9.31666666666667">
                <text:p>9.3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15833333333333">
                <text:p>8.158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98333333333333">
                <text:p>8.98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7.63333333333333">
                <text:p>7.6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275">
                <text:p>8.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7.925">
                <text:p>7.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49166666666667">
                <text:p>8.491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23333333333333">
                <text:p>7.2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65833333333333">
                <text:p>8.658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71666666666667">
                <text:p>7.71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7.74166666666667">
                <text:p>7.741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71666666666667">
                <text:p>8.71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70833333333333">
                <text:p>8.708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7.23333333333333">
                <text:p>7.23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94166666666667">
                <text:p>8.941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9.74166666666667">
                <text:p>9.74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28333333333333">
                <text:p>9.28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8.81666666666667">
                <text:p>8.81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8.79166666666667">
                <text:p>8.791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025">
                <text:p>8.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7.54166666666667">
                <text:p>7.541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9.35833333333333">
                <text:p>9.358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99166666666667">
                <text:p>8.991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7.60833333333333">
                <text:p>7.608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11666666666667">
                <text:p>8.11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81666666666667">
                <text:p>7.81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99166666666667">
                <text:p>7.991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7.90833333333334">
                <text:p>7.90833333333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775">
                <text:p>8.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9.09166666666667">
                <text:p>9.091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9.31666666666667">
                <text:p>9.31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50833333333333">
                <text:p>8.508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575">
                <text:p>8.5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10833333333333">
                <text:p>8.108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7.20833333333333">
                <text:p>7.208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7.94166666666667">
                <text:p>7.941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18333333333333">
                <text:p>8.18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825">
                <text:p>8.8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9.23333333333333">
                <text:p>9.2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7.475">
                <text:p>7.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7.78333333333334">
                <text:p>7.78333333333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7.50833333333333">
                <text:p>7.508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9.325">
                <text:p>9.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9.89166666666667">
                <text:p>9.891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84166666666667">
                <text:p>9.841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51666666666667">
                <text:p>9.51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25833333333333">
                <text:p>9.258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7.475">
                <text:p>7.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9.19166666666667">
                <text:p>9.191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10.0583333333333">
                <text:p>10.058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10.2083333333333">
                <text:p>10.208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10.0416666666667">
                <text:p>10.041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8cm" chart:style-name="ch2">
          <text:p>Station = 990010</text:p>
        </chart:title>
        <chart:subtitle svg:x="5.243cm" svg:y="1.354cm" chart:style-name="ch3">
          <text:p>Country= GERMANY Lat= 54.7 Long=   -8.5 Height= 8 </text:p>
        </chart:subtitle>
        <chart:legend svg:x="2.914cm" svg:y="2.243cm" style:legend-expansion="custom" chartooo:width="9.41cm" chartooo:height="1.499cm" style:legend-expansion-aspect-ratio="6.27751834556371" chart:style-name="ch4"/>
        <chart:plot-area chart:style-name="ch5" table:cell-range-address="Sheet1.A11:Sheet1.B111 Sheet1.B10:Sheet1.B10 Sheet1.D10:Sheet1.D111" chart:data-source-has-labels="row" svg:x="1.337cm" svg:y="2.175cm" svg:width="17.84cm" svg:height="9.191cm">
          <chartooo:coordinate-region svg:x="2.502cm" svg:y="2.328cm" svg:width="16.063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1:Sheet1.B111" chart:label-cell-address="Sheet1.B10:Sheet1.B10" chart:class="chart:scatter">
            <chart:domain table:cell-range-address="Sheet1.A11:Sheet1.A111"/>
            <chart:regression-curve chart:style-name="ch12"/>
            <chart:data-point chart:repeated="44"/>
            <chart:data-point chart:style-name="ch13"/>
            <chart:data-point chart:repeated="56"/>
          </chart:series>
          <chart:series chart:style-name="ch14" chart:values-cell-range-address="Sheet1.D11:Sheet1.D111" chart:label-cell-address="Sheet1.D10:Sheet1.D10" chart:class="chart:scatter">
            <chart:data-point chart:repeated="1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0:Sheet1.B10</svg:desc>
                </draw:g>
              </table:table-cell>
              <table:table-cell office:value-type="string">
                <text:p>5 year AvStDev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NaN">
                <text:p>NaN</text:p>
                <draw:g>
                  <svg:desc>Sheet1.B11:Sheet1.B111</svg:desc>
                </draw:g>
              </table:table-cell>
              <table:table-cell office:value-type="float" office:value="NaN">
                <text:p>NaN</text:p>
                <draw:g>
                  <svg:desc>Sheet1.D11:Sheet1.D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59166666666667">
                <text:p>7.59166666666667</text:p>
              </table:table-cell>
              <table:table-cell office:value-type="float" office:value="0.566819832241445">
                <text:p>0.566819832241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78">
                <text:p>7.78</text:p>
              </table:table-cell>
              <table:table-cell office:value-type="float" office:value="0.411155215351952">
                <text:p>0.41115521535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7.84166666666667">
                <text:p>7.84166666666667</text:p>
              </table:table-cell>
              <table:table-cell office:value-type="float" office:value="0.502804634027967">
                <text:p>0.502804634027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745">
                <text:p>7.745</text:p>
              </table:table-cell>
              <table:table-cell office:value-type="float" office:value="0.538019774522996">
                <text:p>0.538019774522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0.584314650775683">
                <text:p>0.584314650775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0.420936456012067">
                <text:p>0.420936456012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15">
                <text:p>8.15</text:p>
              </table:table-cell>
              <table:table-cell office:value-type="float" office:value="0.476641899123439">
                <text:p>0.476641899123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13666666666667">
                <text:p>8.13666666666667</text:p>
              </table:table-cell>
              <table:table-cell office:value-type="float" office:value="0.464899929494988">
                <text:p>0.464899929494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25">
                <text:p>8.325</text:p>
              </table:table-cell>
              <table:table-cell office:value-type="float" office:value="0.215944308664167">
                <text:p>0.215944308664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32">
                <text:p>8.32</text:p>
              </table:table-cell>
              <table:table-cell office:value-type="float" office:value="0.21839057773733">
                <text:p>0.21839057773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8.14833333333333">
                <text:p>8.14833333333333</text:p>
              </table:table-cell>
              <table:table-cell office:value-type="float" office:value="0.573409636395406">
                <text:p>0.573409636395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10333333333334">
                <text:p>8.10333333333334</text:p>
              </table:table-cell>
              <table:table-cell office:value-type="float" office:value="0.538503585049451">
                <text:p>0.538503585049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07166666666667">
                <text:p>8.07166666666667</text:p>
              </table:table-cell>
              <table:table-cell office:value-type="float" office:value="0.517895045137311">
                <text:p>0.517895045137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055">
                <text:p>8.055</text:p>
              </table:table-cell>
              <table:table-cell office:value-type="float" office:value="0.50828551687675">
                <text:p>0.50828551687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0.567737957942649">
                <text:p>0.567737957942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8.25833333333333">
                <text:p>8.25833333333333</text:p>
              </table:table-cell>
              <table:table-cell office:value-type="float" office:value="0.305220776196875">
                <text:p>0.30522077619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22166666666667">
                <text:p>8.22166666666667</text:p>
              </table:table-cell>
              <table:table-cell office:value-type="float" office:value="0.301189770373727">
                <text:p>0.301189770373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8.06833333333333">
                <text:p>8.06833333333333</text:p>
              </table:table-cell>
              <table:table-cell office:value-type="float" office:value="0.429688194443883">
                <text:p>0.429688194443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215">
                <text:p>8.215</text:p>
              </table:table-cell>
              <table:table-cell office:value-type="float" office:value="0.601543154450841">
                <text:p>0.601543154450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8.355">
                <text:p>8.355</text:p>
              </table:table-cell>
              <table:table-cell office:value-type="float" office:value="0.774879022815821">
                <text:p>0.774879022815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43166666666667">
                <text:p>8.43166666666667</text:p>
              </table:table-cell>
              <table:table-cell office:value-type="float" office:value="0.720180340069224">
                <text:p>0.720180340069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59333333333334">
                <text:p>8.59333333333334</text:p>
              </table:table-cell>
              <table:table-cell office:value-type="float" office:value="0.738650232970022">
                <text:p>0.738650232970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8.965">
                <text:p>8.965</text:p>
              </table:table-cell>
              <table:table-cell office:value-type="float" office:value="0.485676790102684">
                <text:p>0.485676790102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8.69333333333333">
                <text:p>8.69333333333333</text:p>
              </table:table-cell>
              <table:table-cell office:value-type="float" office:value="0.766018747957402">
                <text:p>0.766018747957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485">
                <text:p>8.485</text:p>
              </table:table-cell>
              <table:table-cell office:value-type="float" office:value="0.692203606847967">
                <text:p>0.692203606847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8.43833333333333">
                <text:p>8.43833333333333</text:p>
              </table:table-cell>
              <table:table-cell office:value-type="float" office:value="0.726736426315163">
                <text:p>0.726736426315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34">
                <text:p>8.34</text:p>
              </table:table-cell>
              <table:table-cell office:value-type="float" office:value="0.665217174228755">
                <text:p>0.665217174228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91166666666667">
                <text:p>7.91166666666667</text:p>
              </table:table-cell>
              <table:table-cell office:value-type="float" office:value="0.501546220313855">
                <text:p>0.501546220313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11666666666667">
                <text:p>8.11666666666667</text:p>
              </table:table-cell>
              <table:table-cell office:value-type="float" office:value="0.564825440094353">
                <text:p>0.564825440094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8.29166666666667">
                <text:p>8.29166666666667</text:p>
              </table:table-cell>
              <table:table-cell office:value-type="float" office:value="0.735814929932189">
                <text:p>0.735814929932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8.14666666666667">
                <text:p>8.14666666666667</text:p>
              </table:table-cell>
              <table:table-cell office:value-type="float" office:value="0.88287330788612">
                <text:p>0.88287330788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99166666666667">
                <text:p>7.99166666666667</text:p>
              </table:table-cell>
              <table:table-cell office:value-type="float" office:value="0.875158715764048">
                <text:p>0.875158715764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8.09333333333333">
                <text:p>8.09333333333333</text:p>
              </table:table-cell>
              <table:table-cell office:value-type="float" office:value="0.790468391384359">
                <text:p>0.7904683913843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105">
                <text:p>8.105</text:p>
              </table:table-cell>
              <table:table-cell office:value-type="float" office:value="0.801249024960405">
                <text:p>0.8012490249604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01666666666667">
                <text:p>8.01666666666667</text:p>
              </table:table-cell>
              <table:table-cell office:value-type="float" office:value="0.671001531708799">
                <text:p>0.671001531708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20166666666667">
                <text:p>8.20166666666667</text:p>
              </table:table-cell>
              <table:table-cell office:value-type="float" office:value="0.493619005126647">
                <text:p>0.4936190051266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28333333333333">
                <text:p>8.28333333333333</text:p>
              </table:table-cell>
              <table:table-cell office:value-type="float" office:value="0.421884001961571">
                <text:p>0.4218840019615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8.18166666666667">
                <text:p>8.18166666666667</text:p>
              </table:table-cell>
              <table:table-cell office:value-type="float" office:value="0.606086031663641">
                <text:p>0.606086031663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22666666666667">
                <text:p>8.22666666666667</text:p>
              </table:table-cell>
              <table:table-cell office:value-type="float" office:value="0.661553306830054">
                <text:p>0.661553306830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8.07833333333334">
                <text:p>8.07833333333334</text:p>
              </table:table-cell>
              <table:table-cell office:value-type="float" office:value="0.607493712816119">
                <text:p>0.607493712816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8.25333333333333">
                <text:p>8.25333333333333</text:p>
              </table:table-cell>
              <table:table-cell office:value-type="float" office:value="0.736607275132265">
                <text:p>0.736607275132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375">
                <text:p>8.375</text:p>
              </table:table-cell>
              <table:table-cell office:value-type="float" office:value="0.759979897394955">
                <text:p>0.7599798973949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8.87666666666667">
                <text:p>8.87666666666667</text:p>
              </table:table-cell>
              <table:table-cell office:value-type="float" office:value="0.635670031454126">
                <text:p>0.635670031454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6333333333333">
                <text:p>8.86333333333333</text:p>
              </table:table-cell>
              <table:table-cell office:value-type="float" office:value="0.634664171913865">
                <text:p>0.634664171913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9.01">
                <text:p>9.01</text:p>
              </table:table-cell>
              <table:table-cell office:value-type="float" office:value="0.426117811043954">
                <text:p>0.426117811043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06666666666667">
                <text:p>9.06666666666667</text:p>
              </table:table-cell>
              <table:table-cell office:value-type="float" office:value="0.442961937165914">
                <text:p>0.442961937165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21333333333333">
                <text:p>9.21333333333333</text:p>
              </table:table-cell>
              <table:table-cell office:value-type="float" office:value="0.42608521578566">
                <text:p>0.426085215785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9.02833333333333">
                <text:p>9.02833333333333</text:p>
              </table:table-cell>
              <table:table-cell office:value-type="float" office:value="0.329119194889093">
                <text:p>0.329119194889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9.01166666666667">
                <text:p>9.01166666666667</text:p>
              </table:table-cell>
              <table:table-cell office:value-type="float" office:value="0.340730424562031">
                <text:p>0.3407304245620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87666666666667">
                <text:p>8.87666666666667</text:p>
              </table:table-cell>
              <table:table-cell office:value-type="float" office:value="0.558936241643197">
                <text:p>0.558936241643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8.9">
                <text:p>8.9</text:p>
              </table:table-cell>
              <table:table-cell office:value-type="float" office:value="0.582111816291911">
                <text:p>0.582111816291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64166666666667">
                <text:p>8.64166666666667</text:p>
              </table:table-cell>
              <table:table-cell office:value-type="float" office:value="0.553680864758753">
                <text:p>0.5536808647587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49833333333334">
                <text:p>8.49833333333334</text:p>
              </table:table-cell>
              <table:table-cell office:value-type="float" office:value="0.588707388172502">
                <text:p>0.588707388172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8.24833333333334">
                <text:p>8.24833333333334</text:p>
              </table:table-cell>
              <table:table-cell office:value-type="float" office:value="0.689741296107138">
                <text:p>0.689741296107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42666666666667">
                <text:p>8.42666666666667</text:p>
              </table:table-cell>
              <table:table-cell office:value-type="float" office:value="0.731565103049619">
                <text:p>0.7315651030496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0.49178670850956">
                <text:p>0.49178670850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8.44333333333334">
                <text:p>8.44333333333334</text:p>
              </table:table-cell>
              <table:table-cell office:value-type="float" office:value="0.709347313458724">
                <text:p>0.7093473134587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51333333333333">
                <text:p>8.51333333333333</text:p>
              </table:table-cell>
              <table:table-cell office:value-type="float" office:value="0.683805731021447">
                <text:p>0.6838057310214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80333333333333">
                <text:p>8.80333333333333</text:p>
              </table:table-cell>
              <table:table-cell office:value-type="float" office:value="0.428522980065765">
                <text:p>0.428522980065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8.54166666666667">
                <text:p>8.54166666666667</text:p>
              </table:table-cell>
              <table:table-cell office:value-type="float" office:value="0.672190655824506">
                <text:p>0.6721906558245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8.34166666666667">
                <text:p>8.34166666666667</text:p>
              </table:table-cell>
              <table:table-cell office:value-type="float" office:value="0.879018549924353">
                <text:p>0.879018549924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09333333333333">
                <text:p>8.09333333333333</text:p>
              </table:table-cell>
              <table:table-cell office:value-type="float" office:value="0.670701332768752">
                <text:p>0.670701332768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96666666666667">
                <text:p>7.96666666666667</text:p>
              </table:table-cell>
              <table:table-cell office:value-type="float" office:value="0.64584677405369">
                <text:p>0.645846774053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76666666666667">
                <text:p>7.76666666666667</text:p>
              </table:table-cell>
              <table:table-cell office:value-type="float" office:value="0.323447144917925">
                <text:p>0.323447144917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8.105">
                <text:p>8.105</text:p>
              </table:table-cell>
              <table:table-cell office:value-type="float" office:value="0.736913608686029">
                <text:p>0.736913608686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35166666666667">
                <text:p>8.35166666666667</text:p>
              </table:table-cell>
              <table:table-cell office:value-type="float" office:value="0.592323578985524">
                <text:p>0.592323578985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8.31">
                <text:p>8.31</text:p>
              </table:table-cell>
              <table:table-cell office:value-type="float" office:value="0.619682938642369">
                <text:p>0.619682938642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50166666666667">
                <text:p>8.50166666666667</text:p>
              </table:table-cell>
              <table:table-cell office:value-type="float" office:value="0.575585450746549">
                <text:p>0.575585450746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8.72166666666667">
                <text:p>8.72166666666667</text:p>
              </table:table-cell>
              <table:table-cell office:value-type="float" office:value="0.541108686966962">
                <text:p>0.5411086869669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8.725">
                <text:p>8.725</text:p>
              </table:table-cell>
              <table:table-cell office:value-type="float" office:value="0.545594731564657">
                <text:p>0.545594731564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72">
                <text:p>8.72</text:p>
              </table:table-cell>
              <table:table-cell office:value-type="float" office:value="0.547900031433147">
                <text:p>0.547900031433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85333333333333">
                <text:p>8.85333333333333</text:p>
              </table:table-cell>
              <table:table-cell office:value-type="float" office:value="0.344278633925749">
                <text:p>0.3442786339257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72">
                <text:p>8.72</text:p>
              </table:table-cell>
              <table:table-cell office:value-type="float" office:value="0.483247118747521">
                <text:p>0.483247118747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8.34333333333333">
                <text:p>8.34333333333333</text:p>
              </table:table-cell>
              <table:table-cell office:value-type="float" office:value="0.770019841014216">
                <text:p>0.7700198410142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8.06833333333333">
                <text:p>8.06833333333333</text:p>
              </table:table-cell>
              <table:table-cell office:value-type="float" office:value="0.549444163577054">
                <text:p>0.549444163577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00333333333333">
                <text:p>8.00333333333333</text:p>
              </table:table-cell>
              <table:table-cell office:value-type="float" office:value="0.501511603942411">
                <text:p>0.501511603942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05333333333333">
                <text:p>8.05333333333333</text:p>
              </table:table-cell>
              <table:table-cell office:value-type="float" office:value="0.579199639349182">
                <text:p>0.5791996393491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8.27833333333333">
                <text:p>8.27833333333333</text:p>
              </table:table-cell>
              <table:table-cell office:value-type="float" office:value="0.787105280265748">
                <text:p>0.7871052802657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51666666666667">
                <text:p>8.51666666666667</text:p>
              </table:table-cell>
              <table:table-cell office:value-type="float" office:value="0.515758610635288">
                <text:p>0.5157586106352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8.42333333333333">
                <text:p>8.42333333333333</text:p>
              </table:table-cell>
              <table:table-cell office:value-type="float" office:value="0.666129992318816">
                <text:p>0.666129992318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8.34333333333333">
                <text:p>8.34333333333333</text:p>
              </table:table-cell>
              <table:table-cell office:value-type="float" office:value="0.723691347652204">
                <text:p>0.723691347652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8.08">
                <text:p>8.08</text:p>
              </table:table-cell>
              <table:table-cell office:value-type="float" office:value="0.74387779014208">
                <text:p>0.743877790142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8.09833333333333">
                <text:p>8.09833333333333</text:p>
              </table:table-cell>
              <table:table-cell office:value-type="float" office:value="0.779676749257879">
                <text:p>0.779676749257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8.38833333333333">
                <text:p>8.38833333333333</text:p>
              </table:table-cell>
              <table:table-cell office:value-type="float" office:value="1.11673818178957">
                <text:p>1.116738181789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8.87166666666667">
                <text:p>8.87166666666667</text:p>
              </table:table-cell>
              <table:table-cell office:value-type="float" office:value="1.1452286283145">
                <text:p>1.1452286283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9.06833333333333">
                <text:p>9.06833333333333</text:p>
              </table:table-cell>
              <table:table-cell office:value-type="float" office:value="0.984804690168452">
                <text:p>0.9848046901684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535">
                <text:p>9.535</text:p>
              </table:table-cell>
              <table:table-cell office:value-type="float" office:value="0.488599188155964">
                <text:p>0.488599188155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9.33666666666667">
                <text:p>9.33666666666667</text:p>
              </table:table-cell>
              <table:table-cell office:value-type="float" office:value="0.734530273182954">
                <text:p>0.7345302731829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27">
                <text:p>9.27</text:p>
              </table:table-cell>
              <table:table-cell office:value-type="float" office:value="0.690073466298257">
                <text:p>0.6900734662982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14333333333333">
                <text:p>9.14333333333333</text:p>
              </table:table-cell>
              <table:table-cell office:value-type="float" office:value="0.599635305831805">
                <text:p>0.5996353058318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8.885">
                <text:p>8.885</text:p>
              </table:table-cell>
              <table:table-cell office:value-type="float" office:value="0.96773288899595">
                <text:p>0.967732888995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8.77">
                <text:p>8.77</text:p>
              </table:table-cell>
              <table:table-cell office:value-type="float" office:value="0.85298902559047">
                <text:p>0.852989025590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0.829177135612303">
                <text:p>0.8291771356123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949707557327216">
                <text:p>0.949707557327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9.23999999999999">
                <text:p>9.23999999999999</text:p>
              </table:table-cell>
              <table:table-cell office:value-type="float" office:value="1.08692353814689">
                <text:p>1.086923538146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58499999999999">
                <text:p>9.58499999999999</text:p>
              </table:table-cell>
              <table:table-cell office:value-type="float" office:value="0.504197657449694">
                <text:p>0.5041976574496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9.73999999999999">
                <text:p>9.73999999999999</text:p>
              </table:table-cell>
              <table:table-cell office:value-type="float" office:value="0.500985140609083">
                <text:p>0.5009851406090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6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990010</text:p>
        </chart:title>
        <chart:subtitle svg:x="5.243cm" svg:y="1.354cm" chart:style-name="ch3">
          <text:p>Country= GERMANY Lat= 54.7 Long=   -8.5 Height= 8 </text:p>
        </chart:subtitle>
        <chart:legend svg:x="2.914cm" svg:y="2.243cm" style:legend-expansion="custom" chartooo:width="9.41cm" chartooo:height="1.499cm" style:legend-expansion-aspect-ratio="6.27751834556371" chart:style-name="ch4"/>
        <chart:plot-area chart:style-name="ch5" table:cell-range-address="Sheet1.A11:Sheet1.B111 Sheet1.B10:Sheet1.B10" chart:data-source-has-labels="row" svg:x="1.337cm" svg:y="2.175cm" svg:width="17.84cm" svg:height="9.191cm">
          <chartooo:coordinate-region svg:x="2.502cm" svg:y="2.328cm" svg:width="16.063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1:Sheet1.B111" chart:label-cell-address="Sheet1.B10:Sheet1.B10" chart:class="chart:scatter">
            <chart:domain table:cell-range-address="Sheet1.A11:Sheet1.A111"/>
            <chart:regression-curve chart:style-name="ch12"/>
            <chart:data-point chart:repeated="44"/>
            <chart:data-point chart:style-name="ch13"/>
            <chart:data-point chart:repeated="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NaN">
                <text:p>NaN</text:p>
                <draw:g>
                  <svg:desc>Sheet1.B11:Sheet1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59166666666667">
                <text:p>7.59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7.84166666666667">
                <text:p>7.84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745">
                <text:p>7.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7.81666666666667">
                <text:p>7.81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13666666666667">
                <text:p>8.13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25">
                <text:p>8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8.14833333333333">
                <text:p>8.148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10333333333334">
                <text:p>8.10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07166666666667">
                <text:p>8.07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055">
                <text:p>8.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8.25833333333333">
                <text:p>8.258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22166666666667">
                <text:p>8.221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8.06833333333333">
                <text:p>8.06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215">
                <text:p>8.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8.355">
                <text:p>8.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43166666666667">
                <text:p>8.43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59333333333334">
                <text:p>8.5933333333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8.965">
                <text:p>8.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8.69333333333333">
                <text:p>8.69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8.43833333333333">
                <text:p>8.438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91166666666667">
                <text:p>7.911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11666666666667">
                <text:p>8.11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8.29166666666667">
                <text:p>8.291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8.14666666666667">
                <text:p>8.14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99166666666667">
                <text:p>7.991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8.09333333333333">
                <text:p>8.09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01666666666667">
                <text:p>8.01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20166666666667">
                <text:p>8.201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28333333333333">
                <text:p>8.28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8.18166666666667">
                <text:p>8.181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22666666666667">
                <text:p>8.22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8.07833333333334">
                <text:p>8.0783333333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8.25333333333333">
                <text:p>8.25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8.87666666666667">
                <text:p>8.87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6333333333333">
                <text:p>8.86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21333333333333">
                <text:p>9.21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9.02833333333333">
                <text:p>9.028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9.01166666666667">
                <text:p>9.011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87666666666667">
                <text:p>8.87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64166666666667">
                <text:p>8.641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49833333333334">
                <text:p>8.49833333333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8.24833333333334">
                <text:p>8.24833333333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42666666666667">
                <text:p>8.42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20666666666667">
                <text:p>8.20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8.44333333333334">
                <text:p>8.44333333333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51333333333333">
                <text:p>8.51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80333333333333">
                <text:p>8.80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8.54166666666667">
                <text:p>8.541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8.34166666666667">
                <text:p>8.341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09333333333333">
                <text:p>8.09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76666666666667">
                <text:p>7.7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35166666666667">
                <text:p>8.351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50166666666667">
                <text:p>8.501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8.72166666666667">
                <text:p>8.721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8.725">
                <text:p>8.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85333333333333">
                <text:p>8.85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8.34333333333333">
                <text:p>8.34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8.06833333333333">
                <text:p>8.06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00333333333333">
                <text:p>8.00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05333333333333">
                <text:p>8.05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8.27833333333333">
                <text:p>8.278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51666666666667">
                <text:p>8.51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8.42333333333333">
                <text:p>8.42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8.34333333333333">
                <text:p>8.34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8.09833333333333">
                <text:p>8.098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8.38833333333333">
                <text:p>8.388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8.87166666666667">
                <text:p>8.871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9.06833333333333">
                <text:p>9.068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535">
                <text:p>9.5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9.33666666666667">
                <text:p>9.33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14333333333333">
                <text:p>9.14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8.885">
                <text:p>8.8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8.94166666666667">
                <text:p>8.941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9.04999999999999">
                <text:p>9.049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9.23999999999999">
                <text:p>9.23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58499999999999">
                <text:p>9.584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9.73999999999999">
                <text:p>9.739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